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Symbol" svg:font-family="Symbol" style:font-pitch="variable" style:font-charset="x-symbol"/>
    <style:font-face style:name="Lohit Hindi" svg:font-family="'Lohit Hindi'"/>
    <style:font-face style:name="Menlo-Bold" svg:font-family="Menlo-Bold"/>
    <style:font-face style:name="Menlo-Regular" svg:font-family="Menlo-Regular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1" svg:font-family="'Lohit Hindi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5.508cm" table:align="left" style:writing-mode="lr-tb"/>
    </style:style>
    <style:style style:name="Таблица1.A" style:family="table-column">
      <style:table-column-properties style:column-width="4.122cm"/>
    </style:style>
    <style:style style:name="Таблица1.B" style:family="table-column">
      <style:table-column-properties style:column-width="2.117cm"/>
    </style:style>
    <style:style style:name="Таблица1.C" style:family="table-column">
      <style:table-column-properties style:column-width="2.228cm"/>
    </style:style>
    <style:style style:name="Таблица1.D" style:family="table-column">
      <style:table-column-properties style:column-width="2.385cm"/>
    </style:style>
    <style:style style:name="Таблица1.E" style:family="table-column">
      <style:table-column-properties style:column-width="2.406cm"/>
    </style:style>
    <style:style style:name="Таблица1.F" style:family="table-column">
      <style:table-column-properties style:column-width="2.251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5.508cm" table:align="left" style:writing-mode="lr-tb"/>
    </style:style>
    <style:style style:name="Таблица2.A" style:family="table-column">
      <style:table-column-properties style:column-width="4.122cm"/>
    </style:style>
    <style:style style:name="Таблица2.B" style:family="table-column">
      <style:table-column-properties style:column-width="2.117cm"/>
    </style:style>
    <style:style style:name="Таблица2.C" style:family="table-column">
      <style:table-column-properties style:column-width="2.228cm"/>
    </style:style>
    <style:style style:name="Таблица2.D" style:family="table-column">
      <style:table-column-properties style:column-width="2.385cm"/>
    </style:style>
    <style:style style:name="Таблица2.E" style:family="table-column">
      <style:table-column-properties style:column-width="2.406cm"/>
    </style:style>
    <style:style style:name="Таблица2.F" style:family="table-column">
      <style:table-column-properties style:column-width="2.251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name-complex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Times New Roman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text-properties style:font-name="Times New Roman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style:text-autospace="none">
        <style:tab-stops>
          <style:tab-stop style:position="0.988cm"/>
        </style:tab-stops>
      </style:paragraph-properties>
    </style:style>
    <style:style style:name="P15" style:family="paragraph" style:parent-style-name="Standard">
      <style:paragraph-properties style:text-autospace="none"/>
      <style:text-properties style:font-name="Menlo-Regular" fo:font-size="11pt" style:font-size-asian="11pt" style:font-name-complex="Menlo-Regular"/>
    </style:style>
    <style:style style:name="P16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/>
    </style:style>
    <style:style style:name="P17" style:family="paragraph" style:parent-style-name="Standard">
      <style:paragraph-properties fo:margin-top="0cm" fo:margin-bottom="0cm" fo:text-align="center" style:justify-single-word="false"/>
      <style:text-properties style:font-name="Times New Roman" fo:font-size="12pt" style:font-size-asian="12pt" style:font-name-complex="Times New Roman" style:font-size-complex="16pt"/>
    </style:style>
    <style:style style:name="P18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/>
    </style:style>
    <style:style style:name="P19" style:family="paragraph" style:parent-style-name="Standard">
      <style:paragraph-properties fo:margin-top="0cm" fo:margin-bottom="0cm"/>
      <style:text-properties style:font-name="Times New Roman" fo:font-size="12pt" fo:language="en" fo:country="US" style:font-size-asian="12pt" style:font-name-complex="Times New Roman"/>
    </style:style>
    <style:style style:name="P20" style:family="paragraph" style:parent-style-name="Standard">
      <style:paragraph-properties fo:margin-top="0cm" fo:margin-bottom="0cm" style:line-height-at-least="0.176cm"/>
      <style:text-properties style:font-name="Times New Roman" fo:font-size="12pt" fo:language="en" fo:country="US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style:line-height-at-least="0.176cm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2" style:family="paragraph" style:parent-style-name="Standard">
      <style:paragraph-properties fo:margin-top="0cm" fo:margin-bottom="0cm"/>
      <style:text-properties style:font-name="Times New Roman" fo:font-size="14pt" style:font-size-asian="14pt" style:font-name-complex="Times New Roman"/>
    </style:style>
    <style:style style:name="P2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"/>
    </style:style>
    <style:style style:name="P24" style:family="paragraph" style:parent-style-name="Standard">
      <style:paragraph-properties fo:margin-top="0cm" fo:margin-bottom="0cm" fo:text-align="end" style:justify-single-word="false"/>
      <style:text-properties style:font-name="Times New Roman" fo:font-size="14pt" style:font-size-asian="14pt" style:font-name-complex="Times New Roman" style:font-size-complex="16pt"/>
    </style:style>
    <style:style style:name="P25" style:family="paragraph" style:parent-style-name="Standard">
      <style:paragraph-properties fo:margin-top="0cm" fo:margin-bottom="0cm" fo:text-align="end" style:justify-single-word="false"/>
      <style:text-properties style:font-name="Times New Roman" fo:font-size="14pt" style:font-size-asian="14pt" style:font-name-complex="Times New Roman"/>
    </style:style>
    <style:style style:name="P26" style:family="paragraph" style:parent-style-name="Standard">
      <style:paragraph-properties fo:margin-top="0cm" fo:margin-bottom="0cm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>
      <style:paragraph-properties fo:margin-top="0cm" fo:margin-bottom="0cm" fo:text-align="center" style:justify-single-word="false"/>
      <style:text-properties style:font-name="Times New Roman" fo:font-size="24pt" fo:font-weight="bold" style:font-size-asian="24pt" style:font-weight-asian="bold" style:font-name-complex="Times New Roman" style:font-size-complex="28pt"/>
    </style:style>
    <style:style style:name="P28" style:family="paragraph" style:parent-style-name="Standard">
      <style:paragraph-properties fo:margin-top="0cm" fo:margin-bottom="0cm" fo:text-align="center" style:justify-single-word="false"/>
      <style:text-properties style:font-name="Times New Roman" fo:font-size="16pt" style:font-size-asian="16pt" style:font-name-complex="Times New Roman" style:font-size-complex="20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Times New Roman" fo:font-size="13pt" style:font-size-asian="13pt" style:font-name-complex="Times New Roman" style:font-size-complex="16pt"/>
    </style:style>
    <style:style style:name="P30" style:family="paragraph" style:parent-style-name="Standard">
      <style:paragraph-properties fo:margin-top="0cm" fo:margin-bottom="0cm"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31" style:family="paragraph" style:parent-style-name="Standard">
      <style:paragraph-properties fo:margin-top="0cm" fo:margin-bottom="0cm" style:line-height-at-least="0.176cm"/>
      <style:text-properties style:font-name="Times New Roman" fo:font-size="9.5pt" fo:language="en" fo:country="US" style:font-size-asian="9.5pt" style:font-name-complex="Times New Roman" style:font-size-complex="9.5pt"/>
    </style:style>
    <style:style style:name="P32" style:family="paragraph" style:parent-style-name="Standard">
      <style:paragraph-properties fo:margin-top="0cm" fo:margin-bottom="0cm" fo:text-align="end" style:justify-single-word="false"/>
    </style:style>
    <style:style style:name="P33" style:family="paragraph" style:parent-style-name="Standard">
      <style:paragraph-properties fo:margin-top="0cm" fo:margin-bottom="0cm" fo:text-align="justify" style:justify-single-word="false"/>
    </style:style>
    <style:style style:name="P34" style:family="paragraph" style:parent-style-name="Standard">
      <style:paragraph-properties fo:margin-top="0cm" fo:margin-bottom="0cm" fo:line-height="100%" style:text-autospace="none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style:font-name="Courier New1" fo:font-size="9pt" style:font-size-asian="9pt" style:font-size-complex="9pt"/>
    </style:style>
    <style:style style:name="P36" style:family="paragraph" style:parent-style-name="Standard">
      <style:paragraph-properties fo:margin-top="0cm" fo:margin-bottom="0cm" fo:line-height="100%" style:text-autospace="none">
        <style:tab-stops>
          <style:tab-stop style:position="0.988cm"/>
        </style:tab-stops>
      </style:paragraph-properties>
      <style:text-properties style:font-name="Courier New1" fo:font-size="9pt" style:font-size-asian="9pt" style:font-size-complex="9pt"/>
    </style:style>
    <style:style style:name="P37" style:family="paragraph" style:parent-style-name="Standard">
      <style:paragraph-properties fo:margin-top="0cm" fo:margin-bottom="0cm" fo:line-height="100%" style:text-autospace="none">
        <style:tab-stops>
          <style:tab-stop style:position="0.988cm"/>
        </style:tab-stops>
      </style:paragraph-properties>
      <style:text-properties fo:color="#000000" style:font-name="Courier New1" fo:font-size="9pt" style:font-name-asian="Menlo-Regular" style:font-size-asian="9pt" style:font-name-complex="Menlo-Regular" style:font-size-complex="9pt"/>
    </style:style>
    <style:style style:name="P38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9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  <style:text-properties fo:color="#000000" style:font-name="Menlo-Regular" fo:font-size="8pt" style:font-name-asian="Menlo-Regular" style:font-size-asian="8pt" style:font-name-complex="Menlo-Regular" style:font-size-complex="8pt"/>
    </style:style>
    <style:style style:name="P40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</style:style>
    <style:style style:name="P42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  <style:text-properties fo:color="#643820" style:font-name="Menlo-Regular" fo:font-size="11pt" style:font-name-asian="Menlo-Regular" style:font-size-asian="11pt" style:font-name-complex="Menlo-Regular" style:font-size-complex="11pt"/>
    </style:style>
    <style:style style:name="P43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  <style:text-properties fo:color="#643820" style:font-name="Menlo-Regular" fo:font-size="8pt" style:font-name-asian="Menlo-Regular" style:font-size-asian="8pt" style:font-name-complex="Menlo-Regular" style:font-size-complex="8pt"/>
    </style:style>
    <style:style style:name="P44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  <style:text-properties fo:color="#007400" style:font-name="Menlo-Regular" fo:font-size="8pt" style:font-name-asian="Menlo-Regular" style:font-size-asian="8pt" style:font-name-complex="Menlo-Regular" style:font-size-complex="8pt"/>
    </style:style>
    <style:style style:name="P45" style:family="paragraph" style:parent-style-name="Standard">
      <style:paragraph-properties fo:margin-top="0cm" fo:margin-bottom="0cm" style:text-autospace="none">
        <style:tab-stops>
          <style:tab-stop style:position="0.988cm"/>
        </style:tab-stops>
      </style:paragraph-properties>
      <style:text-properties fo:font-size="8pt" style:font-size-asian="8pt" style:font-size-complex="8pt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7" style:family="paragraph" style:parent-style-name="Standard">
      <style:paragraph-properties fo:margin-left="0cm" fo:margin-right="0cm" fo:text-indent="1.251cm" style:auto-text-indent="false"/>
      <style:text-properties style:font-name="Times New Roman" fo:font-size="14pt" fo:font-weight="bold" style:font-size-asian="14pt" style:font-weight-asian="bold" style:font-name-complex="Times New Roman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9" style:family="paragraph" style:parent-style-name="Standard">
      <style:paragraph-properties fo:keep-with-next="always"/>
    </style:style>
    <style:style style:name="P50" style:family="paragraph" style:parent-style-name="Standard">
      <style:paragraph-properties fo:margin-left="0cm" fo:margin-right="0cm" fo:text-indent="0.067cm" style:auto-text-indent="false"/>
      <style:text-properties style:font-name="Times New Roman" style:font-name-complex="Times New Roman"/>
    </style:style>
    <style:style style:name="P51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5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style:font-name-complex="Times New Roman"/>
    </style:style>
    <style:style style:name="P56" style:family="paragraph" style:parent-style-name="List_20_Paragraph">
      <style:paragraph-properties fo:margin-left="0cm" fo:margin-right="0cm" fo:margin-top="0cm" fo:margin-bottom="0.353cm" fo:text-indent="0cm" style:auto-text-indent="false"/>
      <style:text-properties style:font-name="Times New Roman" style:font-name-complex="Times New Roman"/>
    </style:style>
    <style:style style:name="P57" style:family="paragraph" style:parent-style-name="Table_20_Contents">
      <style:paragraph-properties style:text-autospace="none">
        <style:tab-stops>
          <style:tab-stop style:position="0.988cm"/>
        </style:tab-stops>
      </style:paragraph-properties>
      <style:text-properties fo:color="#000000" style:font-name="Menlo-Bold" fo:font-size="11pt" fo:font-weight="bold" style:font-name-asian="Menlo-Bold" style:font-size-asian="11pt" style:font-weight-asian="bold" style:font-name-complex="Menlo-Bold" style:font-size-complex="11pt" style:font-weight-complex="bold"/>
    </style:style>
    <style:style style:name="P58" style:family="paragraph" style:parent-style-name="Table_20_Contents">
      <style:paragraph-properties style:text-autospace="none">
        <style:tab-stops>
          <style:tab-stop style:position="0.988cm"/>
        </style:tab-stops>
      </style:paragraph-properties>
      <style:text-properties fo:color="#000000" style:font-name="Times New Roman" fo:font-size="12pt" fo:font-weight="normal" style:font-name-asian="Menlo-Bold" style:font-size-asian="12pt" style:font-weight-asian="normal" style:font-name-complex="Menlo-Bold" style:font-size-complex="12pt" style:font-weight-complex="normal"/>
    </style:style>
    <style:style style:name="P59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0" style:family="paragraph" style:parent-style-name="Standard" style:master-page-name="Standard">
      <style:paragraph-properties fo:margin-top="0cm" fo:margin-bottom="0cm" fo:text-align="center" style:justify-single-word="false" style:page-number="auto">
        <style:tab-stops>
          <style:tab-stop style:position="2.004cm"/>
          <style:tab-stop style:position="5.761cm"/>
        </style:tab-stops>
      </style:paragraph-properties>
      <style:text-properties style:font-name="Times New Roman" fo:font-size="12pt" style:font-size-asian="12pt" style:font-name-complex="Times New Roman" style:font-size-complex="16pt"/>
    </style:style>
    <style:style style:name="P61" style:family="paragraph" style:parent-style-name="Standard">
      <style:paragraph-properties fo:margin-top="0cm" fo:margin-bottom="0cm" style:text-autospace="none"/>
      <style:text-properties fo:color="#000000" style:font-name="Menlo-Regular" fo:font-size="9pt" style:font-name-asian="Menlo-Regular" style:font-size-asian="9pt" style:font-name-complex="Menlo-Regular" style:font-size-complex="9pt"/>
    </style:style>
    <style:style style:name="P62" style:family="paragraph" style:parent-style-name="Standard">
      <style:paragraph-properties fo:margin-top="0cm" fo:margin-bottom="0cm" style:text-autospace="none"/>
      <style:text-properties fo:color="#000000" style:font-name="Menlo-Regular" fo:font-size="8pt" style:font-name-asian="Menlo-Regular" style:font-size-asian="8pt" style:font-name-complex="Menlo-Regular" style:font-size-complex="8pt"/>
    </style:style>
    <style:style style:name="P63" style:family="paragraph" style:parent-style-name="Standard">
      <style:paragraph-properties fo:margin-top="0cm" fo:margin-bottom="0cm" fo:line-height="100%" style:text-autospace="none">
        <style:tab-stops>
          <style:tab-stop style:position="0.988cm"/>
        </style:tab-stops>
      </style:paragraph-properties>
      <style:text-properties fo:color="#000000" style:font-name="Courier New1" fo:font-size="9pt" style:font-name-asian="Menlo-Regular" style:font-size-asian="9pt" style:font-name-complex="Menlo-Regular" style:font-size-complex="9pt"/>
    </style:style>
    <style:style style:name="P64" style:family="paragraph" style:parent-style-name="Standard">
      <style:paragraph-properties fo:margin-top="0cm" fo:margin-bottom="0cm" fo:line-height="100%" style:text-autospace="none"/>
      <style:text-properties style:font-name="Times New Roman" fo:font-size="13pt" fo:font-weight="normal" style:font-size-asian="13pt" style:font-weight-asian="normal" style:font-name-complex="Times New Roman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66" style:family="paragraph" style:parent-style-name="Standard">
      <style:text-properties style:font-name="Times New Roman" fo:font-size="12pt" style:font-size-asian="12pt" style:font-name-complex="Times New Roman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9" style:family="paragraph" style:parent-style-name="List_20_Paragraph" style:list-style-name="WW8Num3">
      <style:paragraph-properties fo:margin-top="0cm" fo:margin-bottom="0cm" style:line-height-at-least="0.176cm"/>
    </style:style>
    <style:style style:name="P70" style:family="paragraph" style:parent-style-name="List_20_Paragraph" style:list-style-name="WW8Num3">
      <style:paragraph-properties fo:margin-top="0cm" fo:margin-bottom="0cm" style:line-height-at-least="0.176cm"/>
      <style:text-properties style:font-name="Times New Roman" fo:font-size="12pt" style:font-size-asian="12pt" style:font-name-complex="Times New Roman" style:font-size-complex="12pt"/>
    </style:style>
    <style:style style:name="P71" style:family="paragraph" style:parent-style-name="List_20_Paragraph">
      <style:paragraph-properties fo:margin-left="0cm" fo:margin-right="0cm" fo:text-indent="0cm" style:auto-text-indent="false"/>
      <style:text-properties style:font-name="Times New Roman" style:font-name-complex="Times New Roman"/>
    </style:style>
    <style:style style:name="P72" style:family="paragraph" style:parent-style-name="Heading_20_1">
      <style:paragraph-properties fo:margin-left="0cm" fo:margin-right="0cm" fo:margin-top="0cm" fo:margin-bottom="0cm" fo:text-indent="1.251cm" style:auto-text-indent="false" fo:break-before="page"/>
      <style:text-properties style:font-name="Times New Roman" style:font-name-complex="Times New Roman"/>
    </style:style>
    <style:style style:name="T1" style:family="text">
      <style:text-properties style:font-name="Times New Roman" fo:font-size="12pt" style:font-size-asian="12pt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"/>
    </style:style>
    <style:style style:name="T5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6" style:family="text">
      <style:text-properties style:font-name="Times New Roman" fo:font-size="14pt" style:font-size-asian="14pt" style:font-name-complex="Times New Roman" style:font-size-complex="16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6pt"/>
    </style:style>
    <style:style style:name="T8" style:family="text">
      <style:text-properties style:font-name="Times New Roman" fo:font-size="14pt" style:font-name-asian="Calibri" style:font-size-asian="14pt" style:font-name-complex="Times New Roman" style:font-size-complex="16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12" style:family="text">
      <style:text-properties style:font-name="Times New Roman" fo:font-size="13pt" fo:font-weight="bold" style:font-size-asian="13pt" style:font-weight-asian="bold" style:font-name-complex="Times New Roman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fo:language="en" fo:country="US" style:font-name-complex="Times New Roman"/>
    </style:style>
    <style:style style:name="T15" style:family="text">
      <style:text-properties style:font-name="Times New Roman" fo:language="en" fo:country="US" fo:font-style="italic" style:font-style-asian="italic" style:font-name-complex="Times New Roman"/>
    </style:style>
    <style:style style:name="T16" style:family="text">
      <style:text-properties style:font-name="Times New Roman" fo:language="en" fo:country="US" fo:font-weight="bold" style:font-weight-asian="bold" style:font-name-complex="Times New Roman"/>
    </style:style>
    <style:style style:name="T17" style:family="text">
      <style:text-properties style:font-name="Times New Roman" fo:font-weight="bold" style:font-weight-asian="bold" style:font-name-complex="Times New Roman"/>
    </style:style>
    <style:style style:name="T18" style:family="text">
      <style:text-properties style:font-name="Times New Roman" fo:font-style="italic" style:font-style-asian="italic" style:font-name-complex="Times New Roman"/>
    </style:style>
    <style:style style:name="T19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20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21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22" style:family="text">
      <style:text-properties style:text-position="sub 58%" style:font-name="Times New Roman" style:font-name-complex="Times New Roman"/>
    </style:style>
    <style:style style:name="T23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6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 fo:background-color="#ffffff"/>
    </style:style>
    <style:style style:name="T27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8" style:family="text">
      <style:text-properties fo:color="#000000" style:font-name="Menlo-Regular" fo:font-size="9pt" style:font-name-asian="Menlo-Regular" style:font-size-asian="9pt" style:font-name-complex="Menlo-Regular" style:font-size-complex="9pt"/>
    </style:style>
    <style:style style:name="T29" style:family="text">
      <style:text-properties fo:color="#000000" style:font-name="Menlo-Regular" style:font-name-asian="Menlo-Regular" style:font-name-complex="Menlo-Regular"/>
    </style:style>
    <style:style style:name="T30" style:family="text">
      <style:text-properties fo:color="#000000" style:font-name-asian="Menlo-Regular" style:font-size-complex="11pt"/>
    </style:style>
    <style:style style:name="T31" style:family="text">
      <style:text-properties fo:color="#000000" style:font-name-asian="Menlo-Regular" style:font-name-complex="Menlo-Regular"/>
    </style:style>
    <style:style style:name="T32" style:family="text">
      <style:text-properties fo:color="#000000" style:font-name="Courier New1" fo:font-size="9pt" style:font-name-asian="Menlo-Regular" style:font-size-asian="9pt" style:font-name-complex="Menlo-Regular" style:font-size-complex="9pt"/>
    </style:style>
    <style:style style:name="T33" style:family="text">
      <style:text-properties fo:color="#000000" fo:font-weight="normal" style:font-name-asian="Menlo-Regular" style:font-weight-asian="normal" style:font-name-complex="Menlo-Regular" style:font-weight-complex="normal"/>
    </style:style>
    <style:style style:name="T34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35" style:family="text">
      <style:text-properties fo:color="#aa0d91" style:font-name="Menlo-Regular" fo:font-size="9pt" style:font-name-asian="Menlo-Regular" style:font-size-asian="9pt" style:font-name-complex="Menlo-Regular" style:font-size-complex="9pt"/>
    </style:style>
    <style:style style:name="T36" style:family="text">
      <style:text-properties fo:color="#aa0d91" style:font-name="Menlo-Regular" style:font-name-asian="Menlo-Regular" style:font-name-complex="Menlo-Regular"/>
    </style:style>
    <style:style style:name="T37" style:family="text">
      <style:text-properties fo:color="#aa0d91" fo:font-weight="normal" style:font-name-asian="Menlo-Regular" style:font-weight-asian="normal" style:font-name-complex="Menlo-Regular" style:font-weight-complex="normal"/>
    </style:style>
    <style:style style:name="T38" style:family="text">
      <style:text-properties fo:color="#aa0d91" style:font-name-asian="Menlo-Regular" style:font-name-complex="Menlo-Regular"/>
    </style:style>
    <style:style style:name="T39" style:family="text">
      <style:text-properties fo:color="#3f6e74" style:font-name="Menlo-Regular" fo:font-size="11pt" style:font-name-asian="Menlo-Regular" style:font-size-asian="11pt" style:font-name-complex="Menlo-Regular" style:font-size-complex="11pt"/>
    </style:style>
    <style:style style:name="T40" style:family="text">
      <style:text-properties fo:color="#3f6e74" style:font-name="Menlo-Regular" fo:font-size="9pt" style:font-name-asian="Menlo-Regular" style:font-size-asian="9pt" style:font-name-complex="Menlo-Regular" style:font-size-complex="9pt"/>
    </style:style>
    <style:style style:name="T41" style:family="text">
      <style:text-properties fo:color="#3f6e74" style:font-name="Menlo-Regular" style:font-name-asian="Menlo-Regular" style:font-name-complex="Menlo-Regular"/>
    </style:style>
    <style:style style:name="T42" style:family="text">
      <style:text-properties fo:color="#3f6e74" fo:font-weight="normal" style:font-name-asian="Menlo-Regular" style:font-weight-asian="normal" style:font-name-complex="Menlo-Regular" style:font-weight-complex="normal"/>
    </style:style>
    <style:style style:name="T43" style:family="text">
      <style:text-properties fo:color="#3f6e74" style:font-name-asian="Menlo-Regular" style:font-name-complex="Menlo-Regular"/>
    </style:style>
    <style:style style:name="T44" style:family="text">
      <style:text-properties fo:color="#2e0d6e" style:font-name="Menlo-Regular" fo:font-size="11pt" style:font-name-asian="Menlo-Regular" style:font-size-asian="11pt" style:font-name-complex="Menlo-Regular" style:font-size-complex="11pt"/>
    </style:style>
    <style:style style:name="T45" style:family="text">
      <style:text-properties fo:color="#2e0d6e" style:font-name="Menlo-Regular" style:font-name-asian="Menlo-Regular" style:font-name-complex="Menlo-Regular"/>
    </style:style>
    <style:style style:name="T46" style:family="text">
      <style:text-properties fo:color="#2e0d6e" style:font-name-asian="Menlo-Regular" style:font-name-complex="Menlo-Regular"/>
    </style:style>
    <style:style style:name="T47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T48" style:family="text">
      <style:text-properties fo:color="#1c00cf" style:font-name="Menlo-Regular" style:font-name-asian="Menlo-Regular" style:font-name-complex="Menlo-Regular"/>
    </style:style>
    <style:style style:name="T49" style:family="text">
      <style:text-properties fo:color="#1c00cf" style:font-name-asian="Menlo-Regular" style:font-name-complex="Menlo-Regular"/>
    </style:style>
    <style:style style:name="T50" style:family="text">
      <style:text-properties fo:color="#643820" style:font-name="Menlo-Regular" fo:font-size="11pt" style:font-name-asian="Menlo-Regular" style:font-size-asian="11pt" style:font-name-complex="Menlo-Regular" style:font-size-complex="11pt"/>
    </style:style>
    <style:style style:name="T51" style:family="text">
      <style:text-properties fo:color="#643820" style:font-name="Menlo-Regular" style:font-name-asian="Menlo-Regular" style:font-name-complex="Menlo-Regular"/>
    </style:style>
    <style:style style:name="T52" style:family="text">
      <style:text-properties fo:color="#643820" style:font-name-asian="Menlo-Regular" style:font-name-complex="Menlo-Regular"/>
    </style:style>
    <style:style style:name="T53" style:family="text">
      <style:text-properties fo:color="#5c2699" style:font-name="Menlo-Regular" style:font-name-asian="Menlo-Regular" style:font-name-complex="Menlo-Regular"/>
    </style:style>
    <style:style style:name="T54" style:family="text">
      <style:text-properties fo:color="#5c2699" style:font-name-asian="Menlo-Regular" style:font-name-complex="Menlo-Regular"/>
    </style:style>
    <style:style style:name="T55" style:family="text">
      <style:text-properties fo:color="#c41a16" style:font-name="Menlo-Regular" style:font-name-asian="Menlo-Regular" style:font-name-complex="Menlo-Regular"/>
    </style:style>
    <style:style style:name="T56" style:family="text">
      <style:text-properties fo:color="#c41a16" style:font-name-asian="Menlo-Regular" style:font-name-complex="Menlo-Regular"/>
    </style:style>
    <style:style style:name="T57" style:family="text">
      <style:text-properties fo:color="#007400" style:font-name="Menlo-Regular" style:font-name-asian="Menlo-Regular" style:font-name-complex="Menlo-Regular"/>
    </style:style>
    <style:style style:name="T58" style:family="text">
      <style:text-properties style:font-name="Courier New1" fo:font-size="9pt" fo:font-weight="bold" style:font-size-asian="9pt" style:font-weight-asian="bold" style:font-name-complex="Times New Roman" style:font-size-complex="9pt"/>
    </style:style>
    <style:style style:name="T59" style:family="text">
      <style:text-properties fo:color="#26474b" style:font-name="Menlo-Regular" style:font-name-asian="Menlo-Regular" style:font-name-complex="Menlo-Regula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Федеральное агентство по образованию Российской Федерации</text:p>
      <text:p text:style-name="P17">Ульяновский государственный технический университет</text:p>
      <text:p text:style-name="P17">Факультет информационных систем и технологий</text:p>
      <text:p text:style-name="P17">Кафедра «Вычислительная техника»</text:p>
      <text:p text:style-name="P17">Дисциплина «Высокопроизводительные вычисления»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Лабораторная работа №1</text:p>
      <text:p text:style-name="P28">«Исследование алгоритмических и программных методов ускорения реализации функций вещественных переменных»</text:p>
      <text:p text:style-name="P23"/>
      <text:p text:style-name="P22"/>
      <text:p text:style-name="P22"/>
      <text:p text:style-name="P22"/>
      <text:p text:style-name="P22"/>
      <text:p text:style-name="P22"/>
      <text:p text:style-name="P32"><text:span text:style-name="T11"><text:s text:c="8"/></text:span><text:span text:style-name="T6">Выполнил: студент гр. ЭВМд-41</text:span></text:p>
      <text:p text:style-name="P32"><text:span text:style-name="T7"><text:s text:c="15"/>Логинов</text:span><text:span text:style-name="T8"> А.Ю</text:span><text:span text:style-name="T6">.</text:span></text:p>
      <text:p text:style-name="P24"/>
      <text:p text:style-name="P24">Проверил: <text:s/>Негода В.Н.</text:p>
      <text:p text:style-name="P22"/>
      <text:p text:style-name="P25"/>
      <text:p text:style-name="P23"/>
      <text:p text:style-name="P23"/>
      <text:p text:style-name="P23"/>
      <text:p text:style-name="P23"/>
      <text:p text:style-name="P23"/>
      <text:p text:style-name="P29">Ульяновск 2013</text:p>
      <text:list xml:id="list1708980244" text:style-name="WW8Num2">
        <text:list-item>
          <text:p text:style-name="P72">ЦЕЛЬ РАБОТЫ</text:p>
        </text:list-item>
      </text:list>
      <text:p text:style-name="P46"><text:span text:style-name="T13">Изучение методов реализации функций от вещественных переменных, представленных степенными рядами. Приобретение умений и навыков варьирования соотношения «затраты памяти – время реализации» <text:s/>в рамках этих методов. Провести анализ оптимизационных приемов. </text:span><text:span text:style-name="T9"><text:s/></text:span></text:p>
      <text:p text:style-name="P47">ЗАДАНИЕ</text:p>
      <text:p text:style-name="Standard"><text:span text:style-name="T13">11 вариант — </text:span><text:span text:style-name="T14">ch</text:span><text:span text:style-name="T13">(</text:span><text:span text:style-name="T14">x</text:span><text:span text:style-name="T13">), точность 23 бита.</text:span></text:p>
      <text:p text:style-name="P8">1. Анализ разложения в ряды функций, фигурирующих в варианте задания. </text:p>
      <text:p text:style-name="P13"><text:span text:style-name="T17">2. Разработка процедуры-функции <text:s/>контроля</text:span><text:span text:style-name="T13"> <text:s/></text:span><text:span text:style-name="T15">int</text:span><text:span text:style-name="T18"> <text:s/></text:span><text:span text:style-name="T15">flverify</text:span><text:span text:style-name="T18">( </text:span><text:span text:style-name="T15">float</text:span><text:span text:style-name="T18"> <text:s/></text:span><text:span text:style-name="T15">fl</text:span><text:span text:style-name="T18">, </text:span><text:span text:style-name="T15">PFLOAT</text:span><text:span text:style-name="T18"> <text:s/></text:span><text:span text:style-name="T15">p</text:span><text:span text:style-name="T18">)</text:span><text:span text:style-name="T13">, на вход которой подается значение аргумента и указатель на процедуру, реализующую исследуемую функцию при представлении чисел данными типа </text:span><text:span text:style-name="T14">float</text:span><text:span text:style-name="T13">. Тип указателя объявляется на языке Си так: </text:span><text:span text:style-name="T14">typedef</text:span><text:span text:style-name="T13"> <text:s/></text:span><text:span text:style-name="T14">float</text:span><text:span text:style-name="T13"> <text:s/>(*</text:span><text:span text:style-name="T14">PFLOAT</text:span><text:span text:style-name="T13">)(</text:span><text:span text:style-name="T14">float</text:span><text:span text:style-name="T13">)). Эта процедура пробегает по ряду значений из диапазона значений аргумента </text:span><text:span text:style-name="T10">x</text:span><text:span text:style-name="T13"> и для каждого из них сравнивает результат вычисления по процедуре </text:span><text:span text:style-name="T10">p</text:span><text:span text:style-name="T13">(</text:span><text:span text:style-name="T10">x</text:span><text:span text:style-name="T13">) с результатом вычисления по эталонной реализации. Если модуль разности больше заданной погрешности, то функция </text:span><text:span text:style-name="T15">verify</text:span><text:span text:style-name="T13"> возвращает 1, иначе 0. Эталонная реализация для плавающей точки должна быть в теле процедуры </text:span><text:span text:style-name="T14">flverify</text:span><text:span text:style-name="T13">.</text:span></text:p>
      <text:p text:style-name="P13"><text:span text:style-name="T17">3. Исследование времени вычисления для данных типа </text:span><text:span text:style-name="T16">float</text:span></text:p>
      <text:p text:style-name="P13"><text:span text:style-name="T13">А) Разработка на языке Си набора процедур реализации функции для случая использования данных типа </text:span><text:span text:style-name="T14">float</text:span><text:span text:style-name="T13">. В этот набор включаются следующие процедуры: а) процедура с использованием вызовов функции, фигурирующей в качестве первого слагаемого в выражении варианта задания на лабораторную работу</text:span><text:span text:style-name="T14"> </text:span><text:span text:style-name="T13">(функции библиотеки </text:span><text:span text:style-name="T14">math</text:span><text:span text:style-name="T13">); а) процедура вычисления с циклом, построенным без использования схемы Горнера; б) процедура вычисления общего многочлена с циклом на основе схемы Горнера; в)</text:span><text:span text:style-name="T14"> </text:span><text:span text:style-name="T13">процедура общего многочлена с бесцикловой реализацией функции на основе выражения ряда без схемы Горнера; г) процедура с бесцикловой реализацией функции на основе выражения, представляющего схему Горнера общего многочлена.</text:span></text:p>
      <text:p text:style-name="P9">Б) Проведение измерений затрат времени вычисления функции через различные процедуры. </text:p>
      <text:p text:style-name="P7">4. Разработка макросов обработки чисел с фиксированной точкой.</text:p>
      <text:p text:style-name="P9">Здесь разрабатываются макросы, которые обеспечивают следующее:</text:p>
      <text:p text:style-name="Standard"><text:span text:style-name="T13">а) преобразование чисел между форматом </text:span><text:span text:style-name="T14">float</text:span><text:span text:style-name="T13"> и форматом с фиксированной точкой, </text:span></text:p>
      <text:p text:style-name="Standard"><text:span text:style-name="T13">б) базовые арифметические операции над данными с фиксированной точкой. Формат с фиксированной точкой предполагает использование в Си-программе целочисленных данных типа </text:span><text:span text:style-name="T15">long</text:span><text:span text:style-name="T18"> <text:s/></text:span><text:span text:style-name="T13">если этого потребуют ограничения на погрешность.</text:span></text:p>
      <text:p text:style-name="P49"><text:span text:style-name="T17">5. Исследование времени вычисления для данных с фиксированной точкой</text:span><text:span text:style-name="T13">. </text:span></text:p>
      <text:p text:style-name="P13"><text:span text:style-name="T13">Здесь разрабатываются и исследуются две процедуры: а) на основе реализации схемы Горнера с циклом; б) на основе бесцикловой реализации схемы Горнера. Предварительно разрабатывается функция верификации <text:s/></text:span><text:span text:style-name="T15">int</text:span><text:span text:style-name="T18"> </text:span><text:span text:style-name="T15">fixverify</text:span><text:span text:style-name="T18"> ( </text:span><text:span text:style-name="T15">int</text:span><text:span text:style-name="T18"> </text:span><text:span text:style-name="T15">fix</text:span><text:span text:style-name="T18">, </text:span><text:span text:style-name="T15">PFIX</text:span><text:span text:style-name="T18"> <text:s/></text:span><text:span text:style-name="T15">p</text:span><text:span text:style-name="T18">)</text:span><text:span text:style-name="T13">, которая отличается от </text:span><text:span text:style-name="T15">flverify</text:span><text:span text:style-name="T18"> </text:span><text:span text:style-name="T13">тем, что обслуживает данные и процедуры с фиксированной точкой (тип </text:span><text:span text:style-name="T14">PFIX</text:span><text:span text:style-name="T13"> объявлен как </text:span><text:span text:style-name="T14">typedef</text:span><text:span text:style-name="T13"> <text:s/></text:span><text:span text:style-name="T14">float</text:span><text:span text:style-name="T13"> <text:s/>(*</text:span><text:span text:style-name="T14">PFIX</text:span><text:span text:style-name="T13">)(</text:span><text:span text:style-name="T14">fix</text:span><text:span text:style-name="T13">)). Преобразование типов не должно попадать в интервал измерения времени.</text:span></text:p>
      <text:p text:style-name="P8">6. Исследование таблично-алгоритмических реализаций функций.</text:p>
      <text:p text:style-name="P10">А) Разработка процедуры генерации таблиц с коэффициентами степенного ряда. </text:p>
      <text:p text:style-name="P13"><text:soft-page-break/><text:span text:style-name="T13">Б) Разработка и исследование нескольких таблично-алгиритмических реализаций. В первой реализации разрядность адреса таблицы равна 8, во второй – 9 и т.д. до значения </text:span><text:span text:style-name="T14">N</text:span><text:span text:style-name="T13">, при котором заданная точность обеспечивается линейной функцией </text:span><text:span text:style-name="T10">a</text:span><text:span text:style-name="T22">0</text:span><text:span text:style-name="T13"> + </text:span><text:span text:style-name="T10">a</text:span><text:span text:style-name="T22">1</text:span><text:span text:style-name="T13">*</text:span><text:span text:style-name="T10">x</text:span><text:span text:style-name="T13">. </text:span></text:p>
      <text:p text:style-name="P7">7. Формирование сводной таблицы результатов</text:p>
      <text:p text:style-name="P50">В сводную таблицу должны попасть все результаты, полученные в ходе измерения времени. </text:p>
      <text:p text:style-name="P9"/>
      <text:p text:style-name="P47">Выполнение работы.</text:p>
      <text:p text:style-name="P48">Анализ разложения в ряды функций, фигурирующих в варианте задания.</text:p>
      <text:p text:style-name="P13"><text:span text:style-name="T19">Д</text:span><text:span text:style-name="T20">ля начала необходимо определиться, что же представляет из себя функция tg(x) и ее разложение в ряд Тэйлора.</text:span></text:p>
      <text:p text:style-name="P11">Разложение в ряд выглядит следующим образом.</text:p>
      <text:p text:style-name="P13"><draw:frame draw:style-name="fr1" draw:name="Графический объект1" text:anchor-type="as-char" svg:width="10.873cm" svg:height="1.226cm" draw:z-index="0"><draw:image xlink:href="http://upload.wikimedia.org/math/6/4/b/64b3e4f4f32ffa73ebd1a8263a1886db.png" xlink:type="simple" xlink:show="embed" xlink:actuate="onLoad"/></draw:frame><text:span text:style-name="T23"> </text:span><text:span text:style-name="T24">для всех </text:span><text:span text:style-name="T3"><draw:frame draw:style-name="fr1" draw:name="Графический объект2" text:anchor-type="as-char" svg:width="1.471cm" svg:height="0.803cm" draw:z-index="1"><draw:image xlink:href="http://upload.wikimedia.org/math/a/d/b/adbc29bc291f6b25c0d3b6a870e701c4.png" xlink:type="simple" xlink:show="embed" xlink:actuate="onLoad"/></draw:frame></text:span><text:span text:style-name="T23"> </text:span><text:span text:style-name="T24">где </text:span><text:span text:style-name="T3"><draw:frame draw:style-name="fr1" draw:name="Графический объект3" text:anchor-type="as-char" svg:width="0.691cm" svg:height="0.379cm" draw:z-index="2"><draw:image xlink:href="http://upload.wikimedia.org/math/7/6/d/76d22dfbdbfbc417d2b56a5008fc22f0.png" xlink:type="simple" xlink:show="embed" xlink:actuate="onLoad"/></draw:frame></text:span><text:span text:style-name="T23"> — </text:span><text:a xlink:type="simple" xlink:href="http://ru.wikipedia.org/wiki/Числа_Бернулли"><text:span text:style-name="T25">Числа Бернулли</text:span></text:a></text:p>
      <text:p text:style-name="P65"><draw:frame draw:style-name="fr1" draw:name="Графический объект4" text:anchor-type="as-char" svg:width="6.75cm" svg:height="1.226cm" draw:z-index="3"><draw:image xlink:href="http://upload.wikimedia.org/math/9/3/3/9338d8a6704ee55bf8d44bb273607344.png" xlink:type="simple" xlink:show="embed" xlink:actuate="onLoad"/></draw:frame></text:p>
      <text:p text:style-name="P3"><text:span text:style-name="T26">В итоге получаем: </text:span><text:span text:style-name="T26"><draw:frame draw:style-name="fr1" draw:name="Графический объект5" text:anchor-type="as-char" svg:width="8.289cm" svg:height="1.226cm" draw:z-index="4"><draw:image xlink:href="http://upload.wikimedia.org/math/a/b/6/ab6bfd04c75dd63f11d84ab47dcce5a0.png" xlink:type="simple" xlink:show="embed" xlink:actuate="onLoad"/></draw:frame></text:span><text:span text:style-name="T26">, что вписывается в наши условия в отрезок от [0;1]</text:span></text:p>
      <text:p text:style-name="P33"><text:span text:style-name="T1">Точность необходимая по заданию – 20 двоичных знака, из этого следует что десятичная точность: 2^-20</text:span><text:span text:style-name="T13">.</text:span></text:p>
      <text:p text:style-name="P4">При вычислении ряда по формуле будет заметно, как при увеличении х требуется все большее количество членов ряда для обеспечения заданной точности. Рассмотрим вычисление при х = 0.9. При программном вычислении членов ряда, точность достигается только на 15 члене ряда, поэтому берем 18 членов ряда для подстраховки.</text:p>
      <text:p text:style-name="P12"/>
      <text:p text:style-name="P55"/>
      <text:p text:style-name="P26">Разработка процедуры контроля над точностью.</text:p>
      <text:p text:style-name="P19"><text:span text:style-name="T34">int</text:span><text:span text:style-name="T27"> flverify (</text:span><text:span text:style-name="T34">float</text:span><text:span text:style-name="T27"> x, </text:span><text:span text:style-name="T39">PFLOAT</text:span><text:span text:style-name="T27"> p) {</text:span></text:p>
      <text:p text:style-name="P14"><text:span text:style-name="T27"><text:s text:c="4"/></text:span><text:span text:style-name="T34">float</text:span><text:span text:style-name="T27"> accuracy = (</text:span><text:span text:style-name="T34">float</text:span><text:span text:style-name="T27">)</text:span><text:span text:style-name="T44">pow</text:span><text:span text:style-name="T27">(</text:span><text:span text:style-name="T47">2</text:span><text:span text:style-name="T27">,-</text:span><text:span text:style-name="T47">20</text:span><text:span text:style-name="T27">);</text:span></text:p>
      <text:p text:style-name="P14"><text:span text:style-name="T27"><text:s text:c="4"/></text:span><text:span text:style-name="T34">return</text:span><text:span text:style-name="T27"> </text:span><text:span text:style-name="T44">fabs</text:span><text:span text:style-name="T27">((</text:span><text:span text:style-name="T34">float</text:span><text:span text:style-name="T27">)(</text:span><text:span text:style-name="T44">tan</text:span><text:span text:style-name="T27">(x) - p(x))) &gt; accuracy;</text:span></text:p>
      <text:p text:style-name="P15"><text:span text:style-name="T30">}</text:span><text:span text:style-name="T4"> <text:s text:c="40"/></text:span></text:p>
      <text:p text:style-name="P16"/>
      <text:p text:style-name="P2">Требуемая точность (20 бит) обеспечивается на всем диапазоне входных значений для функций. Функция проверки точности определяет модуль разности между результатом вычисления по эталонной реализации и результатом вычисления по процедуре. Функция возвращает 1, если на всем промежутке разность меньше погрешности. </text:p>
      <text:p text:style-name="P2">Аналогичную процедура контроля была написана и для функций с фиксированной точкой.</text:p>
      <text:p text:style-name="P18"><text:span text:style-name="T27"><text:s/></text:span><text:span text:style-name="T35">int</text:span><text:span text:style-name="T28"> fixverify(</text:span><text:span text:style-name="T40">FIX</text:span><text:span text:style-name="T28"> x, </text:span><text:span text:style-name="T40">PFIX</text:span><text:span text:style-name="T28"> p) {</text:span></text:p>
      <text:p text:style-name="P40"><text:span text:style-name="T29"><text:s text:c="5"/></text:span><text:span text:style-name="T36">float</text:span><text:span text:style-name="T29"> accuracy = (</text:span><text:span text:style-name="T36">float</text:span><text:span text:style-name="T29">) </text:span><text:span text:style-name="T45">pow</text:span><text:span text:style-name="T29">(</text:span><text:span text:style-name="T48">2</text:span><text:span text:style-name="T29">,-</text:span><text:span text:style-name="T48">20</text:span><text:span text:style-name="T29">);</text:span></text:p>
      <text:p text:style-name="P40"><text:span text:style-name="T29"><text:s text:c="5"/></text:span><text:span text:style-name="T36">return</text:span><text:span text:style-name="T29"> </text:span><text:span text:style-name="T45">fabs</text:span><text:span text:style-name="T29">((</text:span><text:span text:style-name="T45">tan</text:span><text:span text:style-name="T29">(</text:span><text:span text:style-name="T51">FIX_TO_FLOAT</text:span><text:span text:style-name="T29">(x))- </text:span><text:span text:style-name="T51">FIX_TO_FLOAT</text:span><text:span text:style-name="T29">(p(x)))) &gt; accuracy;</text:span></text:p>
      <text:p text:style-name="P61"><text:s/>}</text:p>
      <text:p text:style-name="P2">Далее с использованием функции замера времени попытаемся определиться со скоростью выполнения написанных функций в наносекундах.</text:p>
      <text:p text:style-name="P35"><text:span text:style-name="T37">void</text:span><text:span text:style-name="T33"> timeF(</text:span><text:span text:style-name="T42">PFLOAT</text:span><text:span text:style-name="T33"> func) {</text:span></text:p>
      <text:p text:style-name="P36"><text:span text:style-name="T31"><text:s text:c="4"/></text:span><text:span text:style-name="T38">float</text:span><text:span text:style-name="T31"> res = </text:span><text:span text:style-name="T49">0</text:span><text:span text:style-name="T31">;</text:span></text:p>
      <text:p text:style-name="P36"><text:span text:style-name="T31"><text:s text:c="4"/></text:span><text:span text:style-name="T38">const</text:span><text:span text:style-name="T31"> </text:span><text:span text:style-name="T38">int</text:span><text:span text:style-name="T31"> countLoop = </text:span><text:span text:style-name="T49">100</text:span><text:span text:style-name="T31">;</text:span></text:p>
      <text:p text:style-name="P36"><text:span text:style-name="T31"><text:s text:c="4"/></text:span><text:span text:style-name="T38">const</text:span><text:span text:style-name="T31"> </text:span><text:span text:style-name="T38">int</text:span><text:span text:style-name="T31"> countChecks = </text:span><text:span text:style-name="T49">5</text:span><text:span text:style-name="T31">;</text:span></text:p>
      <text:p text:style-name="P37"><text:s text:c="4"/></text:p>
      <text:p text:style-name="P36"><text:span text:style-name="T31"><text:s text:c="4"/></text:span><text:span text:style-name="T38">for</text:span><text:span text:style-name="T31"> (</text:span><text:span text:style-name="T38">int</text:span><text:span text:style-name="T31"> k = </text:span><text:span text:style-name="T49">0</text:span><text:span text:style-name="T31">; k &lt; countChecks; k++) {</text:span></text:p>
      <text:p text:style-name="P36"><text:span text:style-name="T31"><text:s text:c="8"/></text:span><text:span text:style-name="T54">clock_t</text:span><text:span text:style-name="T31"> start = </text:span><text:span text:style-name="T46">clock</text:span><text:span text:style-name="T31">();</text:span></text:p>
      <text:p text:style-name="P36"><text:span text:style-name="T31"><text:s text:c="8"/></text:span><text:span text:style-name="T38">for</text:span><text:span text:style-name="T31"> (</text:span><text:span text:style-name="T38">int</text:span><text:span text:style-name="T31"> j = </text:span><text:span text:style-name="T49">0</text:span><text:span text:style-name="T31">; j &lt; countLoop; ++j) {</text:span></text:p>
      <text:p text:style-name="P36"><text:span text:style-name="T31"><text:s text:c="12"/></text:span><text:span text:style-name="T38">for</text:span><text:span text:style-name="T31"> (</text:span><text:span text:style-name="T38">float</text:span><text:span text:style-name="T31"> i = </text:span><text:span text:style-name="T49">0</text:span><text:span text:style-name="T31">; i &lt;= </text:span><text:span text:style-name="T49">1</text:span><text:span text:style-name="T31">; i += </text:span><text:span text:style-name="T49">0.0001f</text:span><text:span text:style-name="T31">) {</text:span></text:p>
      <text:p text:style-name="P37"><text:s text:c="16"/>res = func(i);</text:p>
      <text:p text:style-name="P37"><text:s text:c="12"/>}</text:p>
      <text:p text:style-name="P37"><text:s text:c="8"/>}</text:p>
      <text:p text:style-name="P36"><text:span text:style-name="T31"><text:s text:c="8"/></text:span><text:span text:style-name="T46">printf</text:span><text:span text:style-name="T31">(</text:span><text:span text:style-name="T56">"%.30f\n"</text:span><text:span text:style-name="T31"> , (</text:span><text:span text:style-name="T38">double</text:span><text:span text:style-name="T31">)(</text:span><text:span text:style-name="T46">clock</text:span><text:span text:style-name="T31">() - start) / (</text:span><text:span text:style-name="T38">double</text:span><text:span text:style-name="T31">)</text:span><text:span text:style-name="T52">CLOCKS_PER_SEC</text:span><text:span text:style-name="T31"> / </text:span><text:span text:style-name="T49">10001.0</text:span><text:span text:style-name="T31"> / countLoop * </text:span><text:span text:style-name="T49">1000000000</text:span><text:span text:style-name="T31">);</text:span></text:p>
      <text:p text:style-name="P37"><text:s text:c="4"/>}</text:p>
      <text:p text:style-name="P37">}</text:p>
      <text:p text:style-name="P36"><text:span text:style-name="T38">void</text:span><text:span text:style-name="T31"> timeFIX(</text:span><text:span text:style-name="T43">PFIX</text:span><text:span text:style-name="T31"> func) {</text:span></text:p>
      <text:p text:style-name="P36"><text:span text:style-name="T31"><text:s text:c="4"/></text:span><text:span text:style-name="T43">FIX</text:span><text:span text:style-name="T31"> res = </text:span><text:span text:style-name="T49">0</text:span><text:span text:style-name="T31">;</text:span></text:p>
      <text:p text:style-name="P36"><text:span text:style-name="T31"><text:s text:c="4"/></text:span><text:span text:style-name="T38">const</text:span><text:span text:style-name="T31"> </text:span><text:span text:style-name="T38">int</text:span><text:span text:style-name="T31"> countLoop = </text:span><text:span text:style-name="T49">100</text:span><text:span text:style-name="T31">;</text:span></text:p>
      <text:p text:style-name="P36"><text:span text:style-name="T31"><text:s text:c="4"/></text:span><text:span text:style-name="T38">const</text:span><text:span text:style-name="T31"> </text:span><text:span text:style-name="T38">int</text:span><text:span text:style-name="T31"> countChecks = </text:span><text:span text:style-name="T49">5</text:span><text:span text:style-name="T31">;</text:span></text:p>
      <text:p text:style-name="P37"/>
      <text:p text:style-name="P36"><text:span text:style-name="T31"><text:s text:c="4"/></text:span><text:span text:style-name="T38">const</text:span><text:span text:style-name="T31"> </text:span><text:span text:style-name="T43">FIX</text:span><text:span text:style-name="T31"> one = </text:span><text:span text:style-name="T52">FLOAT_TO_FIX</text:span><text:span text:style-name="T31">(</text:span><text:span text:style-name="T49">1.0f</text:span><text:span text:style-name="T31">);</text:span></text:p>
      <text:p text:style-name="P36"><text:span text:style-name="T31"><text:s text:c="4"/></text:span><text:span text:style-name="T38">const</text:span><text:span text:style-name="T31"> </text:span><text:span text:style-name="T43">FIX</text:span><text:span text:style-name="T31"> increment = </text:span><text:span text:style-name="T52">FLOAT_TO_FIX</text:span><text:span text:style-name="T31">(</text:span><text:span text:style-name="T49">0.001f</text:span><text:span text:style-name="T31">);</text:span></text:p>
      <text:p text:style-name="P37"/>
      <text:p text:style-name="P36"><text:span text:style-name="T31"><text:s text:c="4"/></text:span><text:span text:style-name="T38">for</text:span><text:span text:style-name="T31"> (</text:span><text:span text:style-name="T38">int</text:span><text:span text:style-name="T31"> k = </text:span><text:span text:style-name="T49">0</text:span><text:span text:style-name="T31">; k &lt; countChecks; k++) {</text:span></text:p>
      <text:p text:style-name="P36"><text:span text:style-name="T31"><text:s text:c="8"/></text:span><text:span text:style-name="T54">clock_t</text:span><text:span text:style-name="T31"> start = </text:span><text:span text:style-name="T46">clock</text:span><text:span text:style-name="T31">();</text:span></text:p>
      <text:p text:style-name="P36"><text:span text:style-name="T31"><text:s text:c="8"/></text:span><text:span text:style-name="T38">for</text:span><text:span text:style-name="T31"> (</text:span><text:span text:style-name="T38">int</text:span><text:span text:style-name="T31"> j = </text:span><text:span text:style-name="T49">0</text:span><text:span text:style-name="T31">; j &lt; countLoop; ++j) {</text:span></text:p>
      <text:p text:style-name="P36"><text:span text:style-name="T31"><text:s text:c="12"/></text:span><text:span text:style-name="T38">for</text:span><text:span text:style-name="T31"> (</text:span><text:span text:style-name="T43">FIX</text:span><text:span text:style-name="T31"> i = </text:span><text:span text:style-name="T49">0</text:span><text:span text:style-name="T31">; i &lt;= one; i += increment) {</text:span></text:p>
      <text:p text:style-name="P37"><text:s text:c="16"/>res = func(i);</text:p>
      <text:p text:style-name="P37"><text:s text:c="12"/>}</text:p>
      <text:p text:style-name="P37"><text:s text:c="8"/>}</text:p>
      <text:p text:style-name="P36"><text:span text:style-name="T31"><text:s text:c="8"/></text:span><text:span text:style-name="T46">printf</text:span><text:span text:style-name="T31">(</text:span><text:span text:style-name="T56">"%.30f\n"</text:span><text:span text:style-name="T31">, (</text:span><text:span text:style-name="T38">double</text:span><text:span text:style-name="T31">)(</text:span><text:span text:style-name="T46">clock</text:span><text:span text:style-name="T31">() - start) / (</text:span><text:span text:style-name="T38">double</text:span><text:span text:style-name="T31">)</text:span><text:span text:style-name="T52">CLOCKS_PER_SEC</text:span><text:span text:style-name="T31"> <text:s/>/ </text:span><text:span text:style-name="T49">1001.0f</text:span><text:span text:style-name="T31"> / countLoop * </text:span><text:span text:style-name="T49">1000000000</text:span><text:span text:style-name="T31">);</text:span></text:p>
      <text:p text:style-name="P34"><text:span text:style-name="T32"><text:s text:c="4"/>}</text:span><text:span text:style-name="T58"> <text:s text:c="7"/></text:span><text:span text:style-name="T21"><text:s text:c="5"/></text:span><text:span text:style-name="T12"><text:s text:c="25"/></text:span></text:p>
      <text:p text:style-name="P64"/>
      <text:p text:style-name="P64"><text:soft-page-break/><text:s text:c="2"/></text:p>
      <text:p text:style-name="P1">Запускаем функцию замера для всех процедур при разных ключах, и что же получаем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GCC -O0, нс</text:p>
          </table:table-cell>
          <table:table-cell table:style-name="Таблица1.A1" office:value-type="string">
            <text:p text:style-name="Table_20_Contents">GCC -O1, нс</text:p>
          </table:table-cell>
          <table:table-cell table:style-name="Таблица1.A1" office:value-type="string">
            <text:p text:style-name="Table_20_Contents">GCC -O2, нс </text:p>
          </table:table-cell>
          <table:table-cell table:style-name="Таблица1.A1" office:value-type="string">
            <text:p text:style-name="Table_20_Contents">GCC -O3, нс</text:p>
          </table:table-cell>
          <table:table-cell table:style-name="Таблица1.F1" office:value-type="string">
            <text:p text:style-name="Table_20_Contents">GCC -Os, нс</text:p>
          </table:table-cell>
        </table:table-row>
        <table:table-row>
          <table:table-cell table:style-name="Таблица1.A2" office:value-type="string">
            <text:p text:style-name="P57">FlMath</text:p>
          </table:table-cell>
          <table:table-cell table:style-name="Таблица1.B2" office:value-type="float" office:value="22">
            <text:p text:style-name="Table_20_Contents">22</text:p>
          </table:table-cell>
          <table:table-cell table:style-name="Таблица1.B2" office:value-type="float" office:value="15">
            <text:p text:style-name="Table_20_Contents">15</text:p>
          </table:table-cell>
          <table:table-cell table:style-name="Таблица1.A2" office:value-type="string">
            <text:p text:style-name="Table_20_Contents">15-16</text:p>
          </table:table-cell>
          <table:table-cell table:style-name="Таблица1.A2" office:value-type="string">
            <text:p text:style-name="Table_20_Contents">15-16</text:p>
          </table:table-cell>
          <table:table-cell table:style-name="Таблица1.F2" office:value-type="string">
            <text:p text:style-name="Table_20_Contents">15-16</text:p>
          </table:table-cell>
        </table:table-row>
        <table:table-row>
          <table:table-cell table:style-name="Таблица1.A2" office:value-type="string">
            <text:p text:style-name="P57">FlCyclNoGorner</text:p>
          </table:table-cell>
          <table:table-cell table:style-name="Таблица1.B2" office:value-type="float" office:value="872">
            <text:p text:style-name="Table_20_Contents">872</text:p>
          </table:table-cell>
          <table:table-cell table:style-name="Таблица1.B2" office:value-type="float" office:value="800">
            <text:p text:style-name="Table_20_Contents">800</text:p>
          </table:table-cell>
          <table:table-cell table:style-name="Таблица1.B2" office:value-type="float" office:value="800">
            <text:p text:style-name="Table_20_Contents">800</text:p>
          </table:table-cell>
          <table:table-cell table:style-name="Таблица1.B2" office:value-type="float" office:value="800">
            <text:p text:style-name="Table_20_Contents">800</text:p>
          </table:table-cell>
          <table:table-cell table:style-name="Таблица1.F3" office:value-type="float" office:value="800">
            <text:p text:style-name="Table_20_Contents">800</text:p>
          </table:table-cell>
        </table:table-row>
        <table:table-row>
          <table:table-cell table:style-name="Таблица1.A2" office:value-type="string">
            <text:p text:style-name="P57">FlNoCyclNoGorner</text:p>
          </table:table-cell>
          <table:table-cell table:style-name="Таблица1.B2" office:value-type="float" office:value="805">
            <text:p text:style-name="Table_20_Contents">805</text:p>
          </table:table-cell>
          <table:table-cell table:style-name="Таблица1.B2" office:value-type="float" office:value="768">
            <text:p text:style-name="Table_20_Contents">768</text:p>
          </table:table-cell>
          <table:table-cell table:style-name="Таблица1.B2" office:value-type="float" office:value="768">
            <text:p text:style-name="Table_20_Contents">768</text:p>
          </table:table-cell>
          <table:table-cell table:style-name="Таблица1.B2" office:value-type="float" office:value="768">
            <text:p text:style-name="Table_20_Contents">768</text:p>
          </table:table-cell>
          <table:table-cell table:style-name="Таблица1.F3" office:value-type="float" office:value="768">
            <text:p text:style-name="Table_20_Contents">768</text:p>
          </table:table-cell>
        </table:table-row>
        <table:table-row>
          <table:table-cell table:style-name="Таблица1.A2" office:value-type="string">
            <text:p text:style-name="P57">FlCyclGorner</text:p>
          </table:table-cell>
          <table:table-cell table:style-name="Таблица1.B2" office:value-type="float" office:value="148">
            <text:p text:style-name="Table_20_Contents">148</text:p>
          </table:table-cell>
          <table:table-cell table:style-name="Таблица1.B2" office:value-type="float" office:value="37">
            <text:p text:style-name="Table_20_Contents">37</text:p>
          </table:table-cell>
          <table:table-cell table:style-name="Таблица1.B2" office:value-type="float" office:value="37">
            <text:p text:style-name="Table_20_Contents">37</text:p>
          </table:table-cell>
          <table:table-cell table:style-name="Таблица1.B2" office:value-type="float" office:value="37">
            <text:p text:style-name="Table_20_Contents">37</text:p>
          </table:table-cell>
          <table:table-cell table:style-name="Таблица1.F3" office:value-type="float" office:value="37">
            <text:p text:style-name="Table_20_Contents">37</text:p>
          </table:table-cell>
        </table:table-row>
        <table:table-row>
          <table:table-cell table:style-name="Таблица1.A2" office:value-type="string">
            <text:p text:style-name="P57">FlNoCyclGorner</text:p>
          </table:table-cell>
          <table:table-cell table:style-name="Таблица1.B2" office:value-type="float" office:value="42">
            <text:p text:style-name="Table_20_Contents">42</text:p>
          </table:table-cell>
          <table:table-cell table:style-name="Таблица1.B2" office:value-type="float" office:value="30">
            <text:p text:style-name="Table_20_Contents">30</text:p>
          </table:table-cell>
          <table:table-cell table:style-name="Таблица1.B2" office:value-type="float" office:value="30">
            <text:p text:style-name="Table_20_Contents">30</text:p>
          </table:table-cell>
          <table:table-cell table:style-name="Таблица1.B2" office:value-type="float" office:value="30">
            <text:p text:style-name="Table_20_Contents">30</text:p>
          </table:table-cell>
          <table:table-cell table:style-name="Таблица1.F3" office:value-type="float" office:value="30">
            <text:p text:style-name="Table_20_Contents">30</text:p>
          </table:table-cell>
        </table:table-row>
        <table:table-row>
          <table:table-cell table:style-name="Таблица1.A2" office:value-type="string">
            <text:p text:style-name="P57">FixCyclGorner</text:p>
          </table:table-cell>
          <table:table-cell table:style-name="Таблица1.B2" office:value-type="float" office:value="165">
            <text:p text:style-name="Table_20_Contents">165</text:p>
          </table:table-cell>
          <table:table-cell table:style-name="Таблица1.B2" office:value-type="float" office:value="52">
            <text:p text:style-name="Table_20_Contents">52</text:p>
          </table:table-cell>
          <table:table-cell table:style-name="Таблица1.B2" office:value-type="float" office:value="52">
            <text:p text:style-name="Table_20_Contents">52</text:p>
          </table:table-cell>
          <table:table-cell table:style-name="Таблица1.B2" office:value-type="float" office:value="52">
            <text:p text:style-name="Table_20_Contents">52</text:p>
          </table:table-cell>
          <table:table-cell table:style-name="Таблица1.F3" office:value-type="float" office:value="52">
            <text:p text:style-name="Table_20_Contents">52</text:p>
          </table:table-cell>
        </table:table-row>
        <table:table-row>
          <table:table-cell table:style-name="Таблица1.A2" office:value-type="string">
            <text:p text:style-name="P57">FixNoCyclGorner</text:p>
          </table:table-cell>
          <table:table-cell table:style-name="Таблица1.B2" office:value-type="float" office:value="165">
            <text:p text:style-name="Table_20_Contents">165</text:p>
          </table:table-cell>
          <table:table-cell table:style-name="Таблица1.B2" office:value-type="float" office:value="48">
            <text:p text:style-name="Table_20_Contents">48</text:p>
          </table:table-cell>
          <table:table-cell table:style-name="Таблица1.B2" office:value-type="float" office:value="48">
            <text:p text:style-name="Table_20_Contents">48</text:p>
          </table:table-cell>
          <table:table-cell table:style-name="Таблица1.B2" office:value-type="float" office:value="48">
            <text:p text:style-name="Table_20_Contents">48</text:p>
          </table:table-cell>
          <table:table-cell table:style-name="Таблица1.F3" office:value-type="float" office:value="48">
            <text:p text:style-name="Table_20_Contents">48</text:p>
          </table:table-cell>
        </table:table-row>
        <table:table-row>
          <table:table-cell table:style-name="Таблица1.A2" office:value-type="string">
            <text:p text:style-name="P57">TableFix</text:p>
          </table:table-cell>
          <table:table-cell table:style-name="Таблица1.B2" office:value-type="float" office:value="17">
            <text:p text:style-name="Table_20_Contents">17</text:p>
          </table:table-cell>
          <table:table-cell table:style-name="Таблица1.B2" office:value-type="float" office:value="3">
            <text:p text:style-name="Table_20_Contents">3</text:p>
          </table:table-cell>
          <table:table-cell table:style-name="Таблица1.B2" office:value-type="float" office:value="3">
            <text:p text:style-name="Table_20_Contents">3</text:p>
          </table:table-cell>
          <table:table-cell table:style-name="Таблица1.B2" office:value-type="float" office:value="3">
            <text:p text:style-name="Table_20_Contents">3</text:p>
          </table:table-cell>
          <table:table-cell table:style-name="Таблица1.F3" office:value-type="float" office:value="3">
            <text:p text:style-name="Table_20_Contents">3</text:p>
          </table:table-cell>
        </table:table-row>
      </table:table>
      <text:p text:style-name="P6"/>
      <text:p text:style-name="P6">Исследование причин медленного выполнения.</text:p>
      <text:p text:style-name="P5">Все же число тактов, замеренное нами дает некоторое представление о том, что именно необходимо срочно оптимизировать. Самой быстрой оказалась реализация безцикловой схемы Горнера. Несмотря на то, что операции с фиксированной точкой должны выполняться быстрее. <text:s/>Следует предположить, что все дело в неправильной реализации. Стоит посмотреть на оптимизациооные приемы экспертов.</text:p>
      <text:p text:style-name="P5">В книге «Техника оптимизации <text:s/>программ используются следующие приемы:</text:p>
      <text:p text:style-name="P5">1. Удаление функций, использующих прерывания.</text:p>
      <text:p text:style-name="P5">2. <text:s/>Вынесение за тело цикла вызовов функций, которые возвращают одинаковое значение. </text:p>
      <text:p text:style-name="P5">3. Избавление от операций деления.</text:p>
      <text:p text:style-name="P5">4. Использование inline функций.</text:p>
      <text:p text:style-name="P5">5. Разворачивание циклов.</text:p>
      <text:p text:style-name="P5">6. Уменьшение количество обращений к памяти.</text:p>
      <text:p text:style-name="P30"/>
      <text:p text:style-name="P30"/>
      <text:p text:style-name="P52"/>
      <text:p text:style-name="P52"/>
      <text:p text:style-name="P52"><text:soft-page-break/>Исследование времени вычисления для данных типа float</text:p>
      <text:p text:style-name="P1">Для вычисления времени выполнения разных реализаций было написано несколько функций, которые запускаются на выполнение раз.</text:p>
      <text:p text:style-name="Standard"><text:span text:style-name="T1">Функции</text:span><text:span text:style-name="T4"> </text:span><text:span text:style-name="T1">вычисления</text:span><text:span text:style-name="T4">.</text:span></text:p>
      <text:list xml:id="list2052658347" text:style-name="WW8Num3">
        <text:list-item>
          <text:p text:style-name="P69"><text:span text:style-name="T5">FlCyclNoGorner</text:span><text:span text:style-name="T2"> – цикловое вычисление ряда Тейлора без схемы Горнера</text:span></text:p>
        </text:list-item>
        <text:list-item>
          <text:p text:style-name="P69"><text:span text:style-name="T5">FlNoCyclNoGorner</text:span><text:span text:style-name="T2"> – без цикловое вычисление ряда Тейлора без схемы Горнера</text:span></text:p>
        </text:list-item>
        <text:list-item>
          <text:p text:style-name="P69"><text:span text:style-name="T5">FlCyclGorner</text:span><text:span text:style-name="T2"> – цикловое вычисление ряда Тейлора со схемой Горнера</text:span></text:p>
        </text:list-item>
        <text:list-item>
          <text:p text:style-name="P69"><text:span text:style-name="T5">FlNoCyclGorner</text:span><text:span text:style-name="T2"> – без цикловое вычисление ряда Тейлора со схемой Горнера и использованием таблицы для хранения коэффициентов.</text:span></text:p>
        </text:list-item>
        <text:list-item>
          <text:p text:style-name="P69"><text:span text:style-name="T5">FlNoCyclNoGorner</text:span><text:span text:style-name="T2"> – без цикловое вычисление ряда Тейлора без схемы Горнера и использованием таблицы для хранения коэффициентов</text:span></text:p>
        </text:list-item>
        <text:list-item>
          <text:p text:style-name="P69"><text:span text:style-name="T5">FlCyclGorner</text:span><text:span text:style-name="T2"> – цикловое вычисление ряда Тейлора со схемой Горнера и использованием таблицы для хранения коэффициентов</text:span></text:p>
        </text:list-item>
        <text:list-item>
          <text:p text:style-name="P69"><text:span text:style-name="T5">FlCyclNoGorner</text:span><text:span text:style-name="T2"> – цикловое вычисление ряда Тейлора без схемы Горнера и использованием таблицы для хранения коэффициентов</text:span></text:p>
          <text:p text:style-name="P70"/>
        </text:list-item>
      </text:list>
      <text:p text:style-name="P53">Разработка макросов обработки чисел с фиксированной точкой</text:p>
      <text:p text:style-name="P13"><text:span text:style-name="T1">Для использования чисел с фиксированной точкой в программе используется новый тип </text:span><text:span text:style-name="T4">long</text:span><text:span text:style-name="T1"> и преобразование чисел из формата </text:span><text:span text:style-name="T4">float</text:span><text:span text:style-name="T1"> в </text:span><text:span text:style-name="T4">long</text:span><text:span text:style-name="T1">. Для перевода числа с плавающей точкой в число с фиксированной точкой используется сдвиг числа на 26 (1&lt;&lt;26).</text:span></text:p>
      <text:p text:style-name="P20"><text:span text:style-name="T34">typedef</text:span><text:span text:style-name="T27"> </text:span><text:span text:style-name="T34">long</text:span><text:span text:style-name="T27"> FIX;</text:span></text:p>
      <text:p text:style-name="P41"><text:span text:style-name="T34">typedef</text:span><text:span text:style-name="T27"> </text:span><text:span text:style-name="T39">FIX</text:span><text:span text:style-name="T27"> (*PFIX)(</text:span><text:span text:style-name="T39">FIX</text:span><text:span text:style-name="T27">);</text:span></text:p>
      <text:p text:style-name="P38"/>
      <text:p text:style-name="P41"><text:span text:style-name="T34">const</text:span><text:span text:style-name="T27"> </text:span><text:span text:style-name="T34">int</text:span><text:span text:style-name="T27"> fix_p = </text:span><text:span text:style-name="T47">26</text:span><text:span text:style-name="T27">;</text:span></text:p>
      <text:p text:style-name="P38"/>
      <text:p text:style-name="P41"><text:span text:style-name="T50">#define flfixcoef (float)(</text:span><text:span text:style-name="T47">1</text:span><text:span text:style-name="T50"> &lt;&lt; fix_p)</text:span></text:p>
      <text:p text:style-name="P42">#define FIX_MUL(a, b) ( (FIX) ((a * b) &gt;&gt; fix_p) )</text:p>
      <text:p text:style-name="P42">#define FIX_DIV(a, b) ( (FIX) ((a / (b)) &lt;&lt; fix_p) )</text:p>
      <text:p text:style-name="P42">#define FIX_SUM(a, b) ( (FIX) ((a) + (b)) )</text:p>
      <text:p text:style-name="P42">#define FIX_DIF(a, b) ( (FIX) ((a) - (b)) )</text:p>
      <text:p text:style-name="P42">#define FIX_TO_FLOAT(a) ( (float)(a) / flfixcoef )</text:p>
      <text:p text:style-name="P42">#define FLOAT_TO_FIX(a) ( (FIX) ((float)(a)*flfixcoef))</text:p>
      <text:p text:style-name="P41"><text:span text:style-name="T34">const</text:span><text:span text:style-name="T27"> </text:span><text:span text:style-name="T34">int</text:span><text:span text:style-name="T27"> fix_table_pow = </text:span><text:span text:style-name="T47">12</text:span><text:span text:style-name="T27">;</text:span></text:p>
      <text:p text:style-name="P41"><text:span text:style-name="T50">#define fix_table_size (int)( </text:span><text:span text:style-name="T47">1</text:span><text:span text:style-name="T50"> &lt;&lt; fix_table_pow )</text:span></text:p>
      <text:p text:style-name="P20"/>
      <text:p text:style-name="P21">Так как в коде уже рассчитаны коэффициенты для членов ряда, то мы можем ограничиться операцией умножения для вычисления значений функции, вот на нее и стоит обратить внимание. </text:p>
      <text:p text:style-name="P31"/>
      <text:p text:style-name="P71"/>
      <text:p text:style-name="P71"/>
      <text:p text:style-name="P71"/>
      <text:p text:style-name="P52"><text:soft-page-break/>Итоговая таблица замера времени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GCC -O0, нс</text:p>
          </table:table-cell>
          <table:table-cell table:style-name="Таблица2.A1" office:value-type="string">
            <text:p text:style-name="Table_20_Contents">GCC -O1, нс</text:p>
          </table:table-cell>
          <table:table-cell table:style-name="Таблица2.A1" office:value-type="string">
            <text:p text:style-name="Table_20_Contents">GCC -O2, нс </text:p>
          </table:table-cell>
          <table:table-cell table:style-name="Таблица2.A1" office:value-type="string">
            <text:p text:style-name="Table_20_Contents">GCC -O3, нс</text:p>
          </table:table-cell>
          <table:table-cell table:style-name="Таблица2.F1" office:value-type="string">
            <text:p text:style-name="Table_20_Contents">GCC -Os, нс</text:p>
          </table:table-cell>
        </table:table-row>
        <table:table-row>
          <table:table-cell table:style-name="Таблица2.A2" office:value-type="string">
            <text:p text:style-name="P57">FlMath</text:p>
          </table:table-cell>
          <table:table-cell table:style-name="Таблица2.B2" office:value-type="float" office:value="22">
            <text:p text:style-name="Table_20_Contents">22</text:p>
          </table:table-cell>
          <table:table-cell table:style-name="Таблица2.B2" office:value-type="float" office:value="15">
            <text:p text:style-name="Table_20_Contents">15</text:p>
          </table:table-cell>
          <table:table-cell table:style-name="Таблица2.A2" office:value-type="string">
            <text:p text:style-name="Table_20_Contents">15-16</text:p>
          </table:table-cell>
          <table:table-cell table:style-name="Таблица2.A2" office:value-type="string">
            <text:p text:style-name="Table_20_Contents">15-16</text:p>
          </table:table-cell>
          <table:table-cell table:style-name="Таблица2.F2" office:value-type="string">
            <text:p text:style-name="Table_20_Contents">15-16</text:p>
          </table:table-cell>
        </table:table-row>
        <table:table-row>
          <table:table-cell table:style-name="Таблица2.A2" office:value-type="string">
            <text:p text:style-name="P57">FlCyclNoGorner</text:p>
          </table:table-cell>
          <table:table-cell table:style-name="Таблица2.B2" office:value-type="float" office:value="872">
            <text:p text:style-name="Table_20_Contents">872</text:p>
          </table:table-cell>
          <table:table-cell table:style-name="Таблица2.B2" office:value-type="float" office:value="800">
            <text:p text:style-name="Table_20_Contents">800</text:p>
          </table:table-cell>
          <table:table-cell table:style-name="Таблица2.B2" office:value-type="float" office:value="800">
            <text:p text:style-name="Table_20_Contents">800</text:p>
          </table:table-cell>
          <table:table-cell table:style-name="Таблица2.B2" office:value-type="float" office:value="800">
            <text:p text:style-name="Table_20_Contents">800</text:p>
          </table:table-cell>
          <table:table-cell table:style-name="Таблица2.F3" office:value-type="float" office:value="800">
            <text:p text:style-name="Table_20_Contents">800</text:p>
          </table:table-cell>
        </table:table-row>
        <table:table-row>
          <table:table-cell table:style-name="Таблица2.A2" office:value-type="string">
            <text:p text:style-name="P57">FlNoCyclNoGorner</text:p>
          </table:table-cell>
          <table:table-cell table:style-name="Таблица2.B2" office:value-type="float" office:value="805">
            <text:p text:style-name="Table_20_Contents">805</text:p>
          </table:table-cell>
          <table:table-cell table:style-name="Таблица2.B2" office:value-type="float" office:value="824">
            <text:p text:style-name="Table_20_Contents">824</text:p>
          </table:table-cell>
          <table:table-cell table:style-name="Таблица2.B2" office:value-type="float" office:value="768">
            <text:p text:style-name="Table_20_Contents">768</text:p>
          </table:table-cell>
          <table:table-cell table:style-name="Таблица2.B2" office:value-type="float" office:value="768">
            <text:p text:style-name="Table_20_Contents">768</text:p>
          </table:table-cell>
          <table:table-cell table:style-name="Таблица2.F3" office:value-type="float" office:value="768">
            <text:p text:style-name="Table_20_Contents">768</text:p>
          </table:table-cell>
        </table:table-row>
        <table:table-row>
          <table:table-cell table:style-name="Таблица2.A2" office:value-type="string">
            <text:p text:style-name="P57">FlCyclGorner</text:p>
          </table:table-cell>
          <table:table-cell table:style-name="Таблица2.B2" office:value-type="float" office:value="148">
            <text:p text:style-name="Table_20_Contents">148</text:p>
          </table:table-cell>
          <table:table-cell table:style-name="Таблица2.B2" office:value-type="float" office:value="37">
            <text:p text:style-name="Table_20_Contents">37</text:p>
          </table:table-cell>
          <table:table-cell table:style-name="Таблица2.B2" office:value-type="float" office:value="37">
            <text:p text:style-name="Table_20_Contents">37</text:p>
          </table:table-cell>
          <table:table-cell table:style-name="Таблица2.B2" office:value-type="float" office:value="37">
            <text:p text:style-name="Table_20_Contents">37</text:p>
          </table:table-cell>
          <table:table-cell table:style-name="Таблица2.F3" office:value-type="float" office:value="37">
            <text:p text:style-name="Table_20_Contents">37</text:p>
          </table:table-cell>
        </table:table-row>
        <table:table-row>
          <table:table-cell table:style-name="Таблица2.A2" office:value-type="string">
            <text:p text:style-name="P57">FlNoCyclGorner</text:p>
          </table:table-cell>
          <table:table-cell table:style-name="Таблица2.B2" office:value-type="float" office:value="42">
            <text:p text:style-name="Table_20_Contents">42</text:p>
          </table:table-cell>
          <table:table-cell table:style-name="Таблица2.B2" office:value-type="float" office:value="30">
            <text:p text:style-name="Table_20_Contents">30</text:p>
          </table:table-cell>
          <table:table-cell table:style-name="Таблица2.B2" office:value-type="float" office:value="30">
            <text:p text:style-name="Table_20_Contents">30</text:p>
          </table:table-cell>
          <table:table-cell table:style-name="Таблица2.B2" office:value-type="float" office:value="30">
            <text:p text:style-name="Table_20_Contents">30</text:p>
          </table:table-cell>
          <table:table-cell table:style-name="Таблица2.F3" office:value-type="float" office:value="30">
            <text:p text:style-name="Table_20_Contents">30</text:p>
          </table:table-cell>
        </table:table-row>
        <table:table-row>
          <table:table-cell table:style-name="Таблица2.A2" office:value-type="string">
            <text:p text:style-name="P57">FixCyclGorner</text:p>
          </table:table-cell>
          <table:table-cell table:style-name="Таблица2.B2" office:value-type="float" office:value="165">
            <text:p text:style-name="Table_20_Contents">165</text:p>
          </table:table-cell>
          <table:table-cell table:style-name="Таблица2.B2" office:value-type="float" office:value="52">
            <text:p text:style-name="Table_20_Contents">52</text:p>
          </table:table-cell>
          <table:table-cell table:style-name="Таблица2.B2" office:value-type="float" office:value="52">
            <text:p text:style-name="Table_20_Contents">52</text:p>
          </table:table-cell>
          <table:table-cell table:style-name="Таблица2.B2" office:value-type="float" office:value="52">
            <text:p text:style-name="Table_20_Contents">52</text:p>
          </table:table-cell>
          <table:table-cell table:style-name="Таблица2.F3" office:value-type="float" office:value="52">
            <text:p text:style-name="Table_20_Contents">52</text:p>
          </table:table-cell>
        </table:table-row>
        <table:table-row>
          <table:table-cell table:style-name="Таблица2.A2" office:value-type="string">
            <text:p text:style-name="P57">FixNoCyclGorner</text:p>
          </table:table-cell>
          <table:table-cell table:style-name="Таблица2.B2" office:value-type="float" office:value="165">
            <text:p text:style-name="Table_20_Contents">165</text:p>
          </table:table-cell>
          <table:table-cell table:style-name="Таблица2.B2" office:value-type="float" office:value="48">
            <text:p text:style-name="Table_20_Contents">48</text:p>
          </table:table-cell>
          <table:table-cell table:style-name="Таблица2.B2" office:value-type="float" office:value="48">
            <text:p text:style-name="Table_20_Contents">48</text:p>
          </table:table-cell>
          <table:table-cell table:style-name="Таблица2.B2" office:value-type="float" office:value="48">
            <text:p text:style-name="Table_20_Contents">48</text:p>
          </table:table-cell>
          <table:table-cell table:style-name="Таблица2.F3" office:value-type="float" office:value="48">
            <text:p text:style-name="Table_20_Contents">48</text:p>
          </table:table-cell>
        </table:table-row>
        <table:table-row>
          <table:table-cell table:style-name="Таблица2.A2" office:value-type="string">
            <text:p text:style-name="P57">TableFix</text:p>
          </table:table-cell>
          <table:table-cell table:style-name="Таблица2.B2" office:value-type="float" office:value="17">
            <text:p text:style-name="Table_20_Contents">17</text:p>
          </table:table-cell>
          <table:table-cell table:style-name="Таблица2.B2" office:value-type="float" office:value="3">
            <text:p text:style-name="Table_20_Contents">3</text:p>
          </table:table-cell>
          <table:table-cell table:style-name="Таблица2.B2" office:value-type="float" office:value="3">
            <text:p text:style-name="Table_20_Contents">3</text:p>
          </table:table-cell>
          <table:table-cell table:style-name="Таблица2.B2" office:value-type="float" office:value="3">
            <text:p text:style-name="Table_20_Contents">3</text:p>
          </table:table-cell>
          <table:table-cell table:style-name="Таблица2.F3" office:value-type="float" office:value="3">
            <text:p text:style-name="Table_20_Contents">3</text:p>
          </table:table-cell>
        </table:table-row>
      </table:table>
      <text:p text:style-name="P52"/>
      <text:p text:style-name="P52">Результаты.</text:p>
      <text:p text:style-name="P54">В данной лабораторной работе мы измерили временные затраты и затраты памяти и попытались оптимизировать код для ускорения его работы, приближения по скорости исполнения к скорости исполнения билиотечной функции. Также были рассмотрены варианты оптимизации компилятора и его поведением при различных ситуациях.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1"><text:soft-page-break/><text:span text:style-name="T51">#include </text:span><text:span text:style-name="T55">&lt;stdio.h&gt;</text:span></text:p>
      <text:p text:style-name="P45"><text:span text:style-name="T51">#include </text:span><text:span text:style-name="T55">&lt;math.h&gt;</text:span></text:p>
      <text:p text:style-name="P45"><text:span text:style-name="T51">#include </text:span><text:span text:style-name="T55">&lt;time.h&gt;</text:span></text:p>
      <text:p text:style-name="P45"><text:span text:style-name="T51">#include </text:span><text:span text:style-name="T55">&lt;stdint.h&gt;</text:span></text:p>
      <text:p text:style-name="P45"><text:span text:style-name="T51">#include </text:span><text:span text:style-name="T55">&lt;sys/stat.h&gt;</text:span></text:p>
      <text:p text:style-name="P45"><text:span text:style-name="T51">#include </text:span><text:span text:style-name="T55">&lt;sys/time.h&gt;</text:span></text:p>
      <text:p text:style-name="P45"><text:span text:style-name="T51">#include </text:span><text:span text:style-name="T55">&lt;sys/types.h&gt;</text:span></text:p>
      <text:p text:style-name="P45"><text:span text:style-name="T51">#define SIZE </text:span><text:span text:style-name="T48">32768</text:span></text:p>
      <text:p text:style-name="P39"/>
      <text:p text:style-name="P45"><text:span text:style-name="T36">typedef</text:span><text:span text:style-name="T29"> </text:span><text:span text:style-name="T36">long</text:span><text:span text:style-name="T29"> FIX;</text:span></text:p>
      <text:p text:style-name="P45"><text:span text:style-name="T36">typedef</text:span><text:span text:style-name="T29"> </text:span><text:span text:style-name="T41">FIX</text:span><text:span text:style-name="T29"> (*PFIX)(</text:span><text:span text:style-name="T41">FIX</text:span><text:span text:style-name="T29">);</text:span></text:p>
      <text:p text:style-name="P39"/>
      <text:p text:style-name="P45"><text:span text:style-name="T36">const</text:span><text:span text:style-name="T29"> </text:span><text:span text:style-name="T36">int</text:span><text:span text:style-name="T29"> fix_p = </text:span><text:span text:style-name="T48">26</text:span><text:span text:style-name="T29">;</text:span></text:p>
      <text:p text:style-name="P39"/>
      <text:p text:style-name="P45"><text:span text:style-name="T51">#define flfixcoef (float)(</text:span><text:span text:style-name="T48">1</text:span><text:span text:style-name="T51"> &lt;&lt; fix_p)</text:span></text:p>
      <text:p text:style-name="P43">#define FIX_MUL(a, b) ( (FIX) ((a * b) &gt;&gt; fix_p) )</text:p>
      <text:p text:style-name="P43">#define FIX_DIV(a, b) ( (FIX) ((a / (b)) &lt;&lt; fix_p) )</text:p>
      <text:p text:style-name="P43">#define FIX_SUM(a, b) ( (FIX) ((a) + (b)) )</text:p>
      <text:p text:style-name="P43">#define FIX_DIF(a, b) ( (FIX) ((a) - (b)) )</text:p>
      <text:p text:style-name="P43">#define FIX_TO_FLOAT(a) ( (float)(a) / flfixcoef )</text:p>
      <text:p text:style-name="P43">#define FLOAT_TO_FIX(a) ( (FIX) ((float)(a)*flfixcoef))</text:p>
      <text:p text:style-name="P39"/>
      <text:p text:style-name="P45"><text:span text:style-name="T36">const</text:span><text:span text:style-name="T29"> </text:span><text:span text:style-name="T36">int</text:span><text:span text:style-name="T29"> fix_table_pow = </text:span><text:span text:style-name="T48">12</text:span><text:span text:style-name="T29">;</text:span></text:p>
      <text:p text:style-name="P45"><text:span text:style-name="T51">#define fix_table_size (int)( </text:span><text:span text:style-name="T48">1</text:span><text:span text:style-name="T51"> &lt;&lt; fix_table_pow )<text:tab/></text:span></text:p>
      <text:p text:style-name="P39"/>
      <text:p text:style-name="P45"><text:span text:style-name="T36">typedef</text:span><text:span text:style-name="T29"> </text:span><text:span text:style-name="T36">float</text:span><text:span text:style-name="T29"> (*PFLOAT)(</text:span><text:span text:style-name="T36">float</text:span><text:span text:style-name="T29">);</text:span></text:p>
      <text:p text:style-name="P39"/>
      <text:p text:style-name="P45"><text:span text:style-name="T36">float</text:span><text:span text:style-name="T29"> bernully_2n[</text:span><text:span text:style-name="T48">18</text:span><text:span text:style-name="T29">] = {</text:span><text:span text:style-name="T48">0.1666666666666667f</text:span><text:span text:style-name="T29">,</text:span><text:span text:style-name="T48">0.03333333333333333f</text:span><text:span text:style-name="T29">,</text:span><text:span text:style-name="T48">0.023809523809523808f</text:span><text:span text:style-name="T29">,</text:span><text:span text:style-name="T48">0.03333333333333333f</text:span><text:span text:style-name="T29">,</text:span></text:p>
      <text:p text:style-name="P45"><text:span text:style-name="T29"><text:s text:c="4"/></text:span><text:span text:style-name="T48">0.07575757575757576f</text:span><text:span text:style-name="T29">,</text:span><text:span text:style-name="T48">0.2531135531135531f</text:span><text:span text:style-name="T29">,</text:span><text:span text:style-name="T48">1.16666666666666666f</text:span><text:span text:style-name="T29">,</text:span><text:span text:style-name="T48">7.092156862745098f</text:span><text:span text:style-name="T29">,</text:span><text:span text:style-name="T48">54.9711779448621554f</text:span><text:span text:style-name="T29">,</text:span><text:span text:style-name="T48">529.1242424242424242f</text:span><text:span text:style-name="T29">,</text:span></text:p>
      <text:p text:style-name="P45"><text:span text:style-name="T29"><text:s text:c="4"/></text:span><text:span text:style-name="T48">6192.1231884057971014f</text:span><text:span text:style-name="T29">, </text:span><text:span text:style-name="T48">86580.2531135531135531f</text:span><text:span text:style-name="T29">, </text:span><text:span text:style-name="T48">1425517.1666666666666667f</text:span><text:span text:style-name="T29">, </text:span><text:span text:style-name="T48">27298231.067816091954023f</text:span><text:span text:style-name="T29">,</text:span><text:span text:style-name="T48">601580873.9006423683843039f</text:span><text:span text:style-name="T29">,</text:span></text:p>
      <text:p text:style-name="P45"><text:span text:style-name="T29"><text:s text:c="4"/></text:span><text:span text:style-name="T48">15116315767.092156862745098f</text:span><text:span text:style-name="T29">, </text:span><text:span text:style-name="T48">429614643061.1666666666666667f</text:span><text:span text:style-name="T29"> };</text:span></text:p>
      <text:p text:style-name="P39"/>
      <text:p text:style-name="P45"><text:span text:style-name="T36">float</text:span><text:span text:style-name="T29"> coeficent[</text:span><text:span text:style-name="T48">18</text:span><text:span text:style-name="T29">] = { </text:span><text:span text:style-name="T48">1.0f</text:span><text:span text:style-name="T29">,</text:span><text:span text:style-name="T57">//00000000000000000000000,</text:span></text:p>
      <text:p text:style-name="P45"><text:span text:style-name="T29"><text:s text:c="4"/></text:span><text:span text:style-name="T48">0.3333333f</text:span><text:span text:style-name="T29">,</text:span><text:span text:style-name="T57">//43267440795898437500000,</text:span></text:p>
      <text:p text:style-name="P45"><text:span text:style-name="T29"><text:s text:c="4"/></text:span><text:span text:style-name="T48">0.1333333f</text:span><text:span text:style-name="T29">,</text:span><text:span text:style-name="T57">//40287208557128906250000,</text:span></text:p>
      <text:p text:style-name="P45"><text:span text:style-name="T29"><text:s text:c="4"/></text:span><text:span text:style-name="T48">0.0539682544767856f</text:span><text:span text:style-name="T29">,</text:span><text:span text:style-name="T57">//59790039062500,</text:span></text:p>
      <text:p text:style-name="P45"><text:span text:style-name="T29"><text:s text:c="4"/></text:span><text:span text:style-name="T48">0.0218694880604744f</text:span><text:span text:style-name="T29">,</text:span><text:span text:style-name="T57">//95751953125000,</text:span></text:p>
      <text:p text:style-name="P45"><text:span text:style-name="T29"><text:s text:c="4"/></text:span><text:span text:style-name="T48">0.0088632358238101f</text:span><text:span text:style-name="T29">,</text:span><text:span text:style-name="T57">//00555419921875,</text:span></text:p>
      <text:p text:style-name="P45"><text:span text:style-name="T29"><text:s text:c="4"/></text:span><text:span text:style-name="T48">0.0035921281669288f</text:span><text:span text:style-name="T29">,</text:span><text:span text:style-name="T57">//87367248535156,</text:span></text:p>
      <text:p text:style-name="P45"><text:span text:style-name="T29"><text:s text:c="4"/></text:span><text:span text:style-name="T48">0.0014558344846591f</text:span><text:span text:style-name="T29">,</text:span><text:span text:style-name="T57">//35341644287109,</text:span></text:p>
      <text:p text:style-name="P45"><text:span text:style-name="T29"><text:s text:c="4"/></text:span><text:span text:style-name="T48">0.0005900274263695f</text:span><text:span text:style-name="T29">,</text:span><text:span text:style-name="T57">//88239288330078,</text:span></text:p>
      <text:p text:style-name="P45"><text:span text:style-name="T29"><text:s text:c="4"/></text:span><text:span text:style-name="T48">0.0002391291345702f</text:span><text:span text:style-name="T29">,</text:span><text:span text:style-name="T57">//48425006866455,</text:span></text:p>
      <text:p text:style-name="P45"><text:span text:style-name="T29"><text:s text:c="4"/></text:span><text:span text:style-name="T48">0.0000969153770711f</text:span><text:span text:style-name="T29">,</text:span><text:span text:style-name="T57">//27295494079590,</text:span></text:p>
      <text:p text:style-name="P45"><text:span text:style-name="T29"><text:s text:c="4"/></text:span><text:span text:style-name="T48">0.0000392783185816f</text:span><text:span text:style-name="T29">,</text:span><text:span text:style-name="T57">//36995077133179,</text:span></text:p>
      <text:p text:style-name="P45"><text:span text:style-name="T29"><text:s text:c="4"/></text:span><text:span text:style-name="T48">0.0000159189039550f</text:span><text:span text:style-name="T29">,</text:span><text:span text:style-name="T57">//25598406791687,</text:span></text:p>
      <text:p text:style-name="P45"><text:span text:style-name="T29"><text:s text:c="4"/></text:span><text:span text:style-name="T48">0.0000064516889324f</text:span><text:span text:style-name="T29">,</text:span><text:span text:style-name="T57">//29533451795578,</text:span></text:p>
      <text:p text:style-name="P45"><text:span text:style-name="T29"><text:s text:c="4"/></text:span><text:span text:style-name="T48">0.0000026147708922f</text:span><text:span text:style-name="T29">,</text:span><text:span text:style-name="T57">//50817269086838,</text:span></text:p>
      <text:p text:style-name="P45"><text:span text:style-name="T29"><text:s text:c="4"/></text:span><text:span text:style-name="T48">0.0000010597267419f</text:span><text:span text:style-name="T29">,</text:span><text:span text:style-name="T57">//14346348494291,</text:span></text:p>
      <text:p text:style-name="P45"><text:span text:style-name="T29"><text:s text:c="4"/></text:span><text:span text:style-name="T48">0.0000004294910525f</text:span><text:span text:style-name="T57">//00452497042716</text:span></text:p>
      <text:p text:style-name="P39">};</text:p>
      <text:p text:style-name="P45"><text:span text:style-name="T36">float</text:span><text:span text:style-name="T29"> fact(</text:span><text:span text:style-name="T36">int</text:span><text:span text:style-name="T29"> x) {</text:span></text:p>
      <text:p text:style-name="P45"><text:span text:style-name="T29"><text:s text:c="4"/></text:span><text:span text:style-name="T36">return</text:span><text:span text:style-name="T29"> !x ? </text:span><text:span text:style-name="T48">1</text:span><text:span text:style-name="T29"> : x * </text:span><text:span text:style-name="T59">fact</text:span><text:span text:style-name="T29">(x - </text:span><text:span text:style-name="T48">1</text:span><text:span text:style-name="T29">);</text:span></text:p>
      <text:p text:style-name="P39">}</text:p>
      <text:p text:style-name="P39"/>
      <text:p text:style-name="P44">// -----------------------------------</text:p>
      <text:p text:style-name="P44">// Реализация чисел с плавующей точкой</text:p>
      <text:p text:style-name="P44">// -----------------------------------</text:p>
      <text:p text:style-name="P39"><text:soft-page-break/></text:p>
      <text:p text:style-name="P45"><text:span text:style-name="T36">float</text:span><text:span text:style-name="T29"> FlMath(</text:span><text:span text:style-name="T36">float</text:span><text:span text:style-name="T29"> num) {</text:span></text:p>
      <text:p text:style-name="P45"><text:span text:style-name="T29"><text:s text:c="4"/></text:span><text:span text:style-name="T36">return</text:span><text:span text:style-name="T29"> </text:span><text:span text:style-name="T45">tanf</text:span><text:span text:style-name="T29">(num);</text:span></text:p>
      <text:p text:style-name="P39">}</text:p>
      <text:p text:style-name="P39"/>
      <text:p text:style-name="P45"><text:span text:style-name="T36">float</text:span><text:span text:style-name="T29"> FlCyclNoGorner(</text:span><text:span text:style-name="T36">float</text:span><text:span text:style-name="T29"> num) {</text:span></text:p>
      <text:p text:style-name="P45"><text:span text:style-name="T29"><text:s text:c="4"/></text:span><text:span text:style-name="T36">float</text:span><text:span text:style-name="T29"> res = </text:span><text:span text:style-name="T48">0</text:span><text:span text:style-name="T29">;</text:span></text:p>
      <text:p text:style-name="P45"><text:span text:style-name="T29"><text:s text:c="4"/></text:span><text:span text:style-name="T36">int</text:span><text:span text:style-name="T29"> i;</text:span></text:p>
      <text:p text:style-name="P45"><text:span text:style-name="T29"><text:s text:c="4"/></text:span><text:span text:style-name="T36">for</text:span><text:span text:style-name="T29"> (i = </text:span><text:span text:style-name="T48">1</text:span><text:span text:style-name="T29">; i &lt;= </text:span><text:span text:style-name="T48">18</text:span><text:span text:style-name="T29">; i++) {</text:span></text:p>
      <text:p text:style-name="P45"><text:span text:style-name="T29"><text:s text:c="8"/></text:span><text:span text:style-name="T57">//float coef = bernully_2n[i-1]*(float)(pow(2,2*i)*(pow(2,2*i)-1))/fact(2*i);</text:span></text:p>
      <text:p text:style-name="P45"><text:span text:style-name="T29"><text:s text:c="8"/>res += </text:span><text:span text:style-name="T41">coeficent</text:span><text:span text:style-name="T29">[i-</text:span><text:span text:style-name="T48">1</text:span><text:span text:style-name="T29">] * </text:span><text:span text:style-name="T45">powf</text:span><text:span text:style-name="T29">(num,</text:span><text:span text:style-name="T48">2</text:span><text:span text:style-name="T29">*i-</text:span><text:span text:style-name="T48">1</text:span><text:span text:style-name="T29">);</text:span></text:p>
      <text:p text:style-name="P39"><text:s text:c="4"/>}</text:p>
      <text:p text:style-name="P45"><text:span text:style-name="T29"><text:s text:c="4"/></text:span><text:span text:style-name="T36">return</text:span><text:span text:style-name="T29"> res;</text:span></text:p>
      <text:p text:style-name="P39">}</text:p>
      <text:p text:style-name="P39"/>
      <text:p text:style-name="P45"><text:span text:style-name="T36">float</text:span><text:span text:style-name="T29"> FlNoCyclNoGorner(</text:span><text:span text:style-name="T36">float</text:span><text:span text:style-name="T29"> num) {</text:span></text:p>
      <text:p text:style-name="P45"><text:span text:style-name="T29"><text:s text:c="4"/></text:span><text:span text:style-name="T36">float</text:span><text:span text:style-name="T29"> res = </text:span><text:span text:style-name="T48">0</text:span><text:span text:style-name="T29">;</text:span></text:p>
      <text:p text:style-name="P45"><text:span text:style-name="T29"><text:s text:c="4"/>res += </text:span><text:span text:style-name="T41">coeficent</text:span><text:span text:style-name="T29">[</text:span><text:span text:style-name="T48">0</text:span><text:span text:style-name="T29">] * num;</text:span></text:p>
      <text:p text:style-name="P45"><text:span text:style-name="T29"><text:s text:c="4"/>res += </text:span><text:span text:style-name="T41">coeficent</text:span><text:span text:style-name="T29">[</text:span><text:span text:style-name="T48">1</text:span><text:span text:style-name="T29">] * </text:span><text:span text:style-name="T45">powf</text:span><text:span text:style-name="T29">(num,</text:span><text:span text:style-name="T48">3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2</text:span><text:span text:style-name="T29">] * </text:span><text:span text:style-name="T45">powf</text:span><text:span text:style-name="T29">(num,</text:span><text:span text:style-name="T48">5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3</text:span><text:span text:style-name="T29">] * </text:span><text:span text:style-name="T45">powf</text:span><text:span text:style-name="T29">(num,</text:span><text:span text:style-name="T48">7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4</text:span><text:span text:style-name="T29">] * </text:span><text:span text:style-name="T45">powf</text:span><text:span text:style-name="T29">(num,</text:span><text:span text:style-name="T48">9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5</text:span><text:span text:style-name="T29">] * </text:span><text:span text:style-name="T45">powf</text:span><text:span text:style-name="T29">(num,</text:span><text:span text:style-name="T48">11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6</text:span><text:span text:style-name="T29">] * </text:span><text:span text:style-name="T45">powf</text:span><text:span text:style-name="T29">(num,</text:span><text:span text:style-name="T48">13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7</text:span><text:span text:style-name="T29">] * </text:span><text:span text:style-name="T45">powf</text:span><text:span text:style-name="T29">(num,</text:span><text:span text:style-name="T48">15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8</text:span><text:span text:style-name="T29">] * </text:span><text:span text:style-name="T45">powf</text:span><text:span text:style-name="T29">(num,</text:span><text:span text:style-name="T48">17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9</text:span><text:span text:style-name="T29">] * </text:span><text:span text:style-name="T45">powf</text:span><text:span text:style-name="T29">(num,</text:span><text:span text:style-name="T48">19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0</text:span><text:span text:style-name="T29">] * </text:span><text:span text:style-name="T45">powf</text:span><text:span text:style-name="T29">(num,</text:span><text:span text:style-name="T48">21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1</text:span><text:span text:style-name="T29">] * </text:span><text:span text:style-name="T45">powf</text:span><text:span text:style-name="T29">(num,</text:span><text:span text:style-name="T48">23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2</text:span><text:span text:style-name="T29">] * </text:span><text:span text:style-name="T45">powf</text:span><text:span text:style-name="T29">(num,</text:span><text:span text:style-name="T48">25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3</text:span><text:span text:style-name="T29">] * </text:span><text:span text:style-name="T45">powf</text:span><text:span text:style-name="T29">(num,</text:span><text:span text:style-name="T48">27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4</text:span><text:span text:style-name="T29">] * </text:span><text:span text:style-name="T45">powf</text:span><text:span text:style-name="T29">(num,</text:span><text:span text:style-name="T48">29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5</text:span><text:span text:style-name="T29">] * </text:span><text:span text:style-name="T45">powf</text:span><text:span text:style-name="T29">(num,</text:span><text:span text:style-name="T48">31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6</text:span><text:span text:style-name="T29">] * </text:span><text:span text:style-name="T45">powf</text:span><text:span text:style-name="T29">(num,</text:span><text:span text:style-name="T48">33</text:span><text:span text:style-name="T29">);</text:span></text:p>
      <text:p text:style-name="P45"><text:span text:style-name="T29"><text:s text:c="4"/>res += </text:span><text:span text:style-name="T41">coeficent</text:span><text:span text:style-name="T29">[</text:span><text:span text:style-name="T48">17</text:span><text:span text:style-name="T29">] * </text:span><text:span text:style-name="T45">powf</text:span><text:span text:style-name="T29">(num,</text:span><text:span text:style-name="T48">35</text:span><text:span text:style-name="T29">);</text:span></text:p>
      <text:p text:style-name="P45"><text:span text:style-name="T29"><text:s text:c="4"/></text:span><text:span text:style-name="T36">return</text:span><text:span text:style-name="T29"> res;</text:span></text:p>
      <text:p text:style-name="P39">}</text:p>
      <text:p text:style-name="P39"/>
      <text:p text:style-name="P45"><text:span text:style-name="T36">float</text:span><text:span text:style-name="T29"> FlCyclGorner(</text:span><text:span text:style-name="T36">float</text:span><text:span text:style-name="T29"> x) {</text:span></text:p>
      <text:p text:style-name="P45"><text:span text:style-name="T29"><text:s text:c="4"/></text:span><text:span text:style-name="T36">int</text:span><text:span text:style-name="T29"> i = </text:span><text:span text:style-name="T48">17</text:span><text:span text:style-name="T29">;</text:span></text:p>
      <text:p text:style-name="P45"><text:span text:style-name="T29"><text:s text:c="4"/></text:span><text:span text:style-name="T36">float</text:span><text:span text:style-name="T29"> sq = x*x;</text:span></text:p>
      <text:p text:style-name="P45"><text:span text:style-name="T29"><text:s text:c="4"/></text:span><text:span text:style-name="T36">float</text:span><text:span text:style-name="T29"> res = </text:span><text:span text:style-name="T41">coeficent</text:span><text:span text:style-name="T29">[i];</text:span></text:p>
      <text:p text:style-name="P45"><text:span text:style-name="T29"><text:s text:c="4"/></text:span><text:span text:style-name="T36">while</text:span><text:span text:style-name="T29"> (--i &gt;= </text:span><text:span text:style-name="T48">0</text:span><text:span text:style-name="T29">) {</text:span></text:p>
      <text:p text:style-name="P39"><text:s text:c="8"/>res *= sq;</text:p>
      <text:p text:style-name="P45"><text:span text:style-name="T29"><text:s text:c="8"/>res += </text:span><text:span text:style-name="T41">coeficent</text:span><text:span text:style-name="T29">[i];</text:span></text:p>
      <text:p text:style-name="P39"><text:s text:c="4"/>}</text:p>
      <text:p text:style-name="P39"><text:tab/>res *= x;</text:p>
      <text:p text:style-name="P45"><text:span text:style-name="T29"><text:s text:c="4"/></text:span><text:span text:style-name="T36">return</text:span><text:span text:style-name="T29"> res;</text:span></text:p>
      <text:p text:style-name="P39">}</text:p>
      <text:p text:style-name="P39"/>
      <text:p text:style-name="P45"><text:span text:style-name="T36">float</text:span><text:span text:style-name="T29"> FlNoCyclGorner(</text:span><text:span text:style-name="T36">float</text:span><text:span text:style-name="T29"> x) {</text:span></text:p>
      <text:p text:style-name="P45"><text:span text:style-name="T29"><text:s text:c="4"/></text:span><text:span text:style-name="T36">float</text:span><text:span text:style-name="T29"> sq = x*x;</text:span></text:p>
      <text:p text:style-name="P45"><text:span text:style-name="T29"><text:s text:c="4"/></text:span><text:span text:style-name="T36">return</text:span><text:span text:style-name="T29"> ((((((((((((((((</text:span><text:span text:style-name="T41">coeficent</text:span><text:span text:style-name="T29">[</text:span><text:span text:style-name="T48">16</text:span><text:span text:style-name="T29">]*sq</text:span></text:p>
      <text:p text:style-name="P45"><text:span text:style-name="T29"><text:s text:c="27"/>+ </text:span><text:span text:style-name="T41">coeficent</text:span><text:span text:style-name="T29">[</text:span><text:span text:style-name="T48">15</text:span><text:span text:style-name="T29">])*sq</text:span></text:p>
      <text:p text:style-name="P45"><text:span text:style-name="T29"><text:s text:c="26"/>+ </text:span><text:span text:style-name="T41">coeficent</text:span><text:span text:style-name="T29">[</text:span><text:span text:style-name="T48">14</text:span><text:span text:style-name="T29">])*sq</text:span></text:p>
      <text:p text:style-name="P45"><text:span text:style-name="T29"><text:s text:c="25"/>+ </text:span><text:span text:style-name="T41">coeficent</text:span><text:span text:style-name="T29">[</text:span><text:span text:style-name="T48">13</text:span><text:span text:style-name="T29">])*sq</text:span></text:p>
      <text:p text:style-name="P45"><text:span text:style-name="T29"><text:s text:c="24"/>+ </text:span><text:span text:style-name="T41">coeficent</text:span><text:span text:style-name="T29">[</text:span><text:span text:style-name="T48">12</text:span><text:span text:style-name="T29">])*sq</text:span></text:p>
      <text:p text:style-name="P45"><text:span text:style-name="T29"><text:s text:c="23"/>+ </text:span><text:span text:style-name="T41">coeficent</text:span><text:span text:style-name="T29">[</text:span><text:span text:style-name="T48">11</text:span><text:span text:style-name="T29">])*sq</text:span></text:p>
      <text:p text:style-name="P45"><text:span text:style-name="T29"><text:s text:c="22"/>+ </text:span><text:span text:style-name="T41">coeficent</text:span><text:span text:style-name="T29">[</text:span><text:span text:style-name="T48">10</text:span><text:span text:style-name="T29">])*sq</text:span></text:p>
      <text:p text:style-name="P45"><text:soft-page-break/><text:span text:style-name="T29"><text:s text:c="21"/>+ </text:span><text:span text:style-name="T41">coeficent</text:span><text:span text:style-name="T29">[</text:span><text:span text:style-name="T48">9</text:span><text:span text:style-name="T29">])*sq</text:span></text:p>
      <text:p text:style-name="P45"><text:span text:style-name="T29"><text:s text:c="20"/>+ </text:span><text:span text:style-name="T41">coeficent</text:span><text:span text:style-name="T29">[</text:span><text:span text:style-name="T48">8</text:span><text:span text:style-name="T29">])*sq</text:span></text:p>
      <text:p text:style-name="P45"><text:span text:style-name="T29"><text:s text:c="19"/>+ </text:span><text:span text:style-name="T41">coeficent</text:span><text:span text:style-name="T29">[</text:span><text:span text:style-name="T48">7</text:span><text:span text:style-name="T29">])*sq</text:span></text:p>
      <text:p text:style-name="P45"><text:span text:style-name="T29"><text:s text:c="18"/>+ </text:span><text:span text:style-name="T41">coeficent</text:span><text:span text:style-name="T29">[</text:span><text:span text:style-name="T48">6</text:span><text:span text:style-name="T29">])*sq</text:span></text:p>
      <text:p text:style-name="P45"><text:span text:style-name="T29"><text:s text:c="17"/>+ </text:span><text:span text:style-name="T41">coeficent</text:span><text:span text:style-name="T29">[</text:span><text:span text:style-name="T48">5</text:span><text:span text:style-name="T29">])*sq</text:span></text:p>
      <text:p text:style-name="P45"><text:span text:style-name="T29"><text:s text:c="16"/>+ </text:span><text:span text:style-name="T41">coeficent</text:span><text:span text:style-name="T29">[</text:span><text:span text:style-name="T48">4</text:span><text:span text:style-name="T29">])*sq</text:span></text:p>
      <text:p text:style-name="P45"><text:span text:style-name="T29"><text:s text:c="15"/>+ </text:span><text:span text:style-name="T41">coeficent</text:span><text:span text:style-name="T29">[</text:span><text:span text:style-name="T48">3</text:span><text:span text:style-name="T29">])*sq</text:span></text:p>
      <text:p text:style-name="P45"><text:span text:style-name="T29"><text:s text:c="14"/>+ </text:span><text:span text:style-name="T41">coeficent</text:span><text:span text:style-name="T29">[</text:span><text:span text:style-name="T48">2</text:span><text:span text:style-name="T29">])*sq</text:span></text:p>
      <text:p text:style-name="P45"><text:span text:style-name="T29"><text:s text:c="13"/>+ </text:span><text:span text:style-name="T41">coeficent</text:span><text:span text:style-name="T29">[</text:span><text:span text:style-name="T48">1</text:span><text:span text:style-name="T29">])*sq</text:span></text:p>
      <text:p text:style-name="P45"><text:span text:style-name="T29"><text:s text:c="12"/>+ </text:span><text:span text:style-name="T41">coeficent</text:span><text:span text:style-name="T29">[</text:span><text:span text:style-name="T48">0</text:span><text:span text:style-name="T29">])*x;</text:span></text:p>
      <text:p text:style-name="P39">}</text:p>
      <text:p text:style-name="P39"/>
      <text:p text:style-name="P45"><text:span text:style-name="T36">int</text:span><text:span text:style-name="T29"> flverify (</text:span><text:span text:style-name="T36">float</text:span><text:span text:style-name="T29"> x, </text:span><text:span text:style-name="T41">PFLOAT</text:span><text:span text:style-name="T29"> p) {</text:span></text:p>
      <text:p text:style-name="P45"><text:span text:style-name="T29"><text:s text:c="4"/></text:span><text:span text:style-name="T36">float</text:span><text:span text:style-name="T29"> accuracy = (</text:span><text:span text:style-name="T36">float</text:span><text:span text:style-name="T29">)</text:span><text:span text:style-name="T45">pow</text:span><text:span text:style-name="T29">(</text:span><text:span text:style-name="T48">2</text:span><text:span text:style-name="T29">,-</text:span><text:span text:style-name="T48">20</text:span><text:span text:style-name="T29">);</text:span></text:p>
      <text:p text:style-name="P45"><text:span text:style-name="T29"><text:s text:c="4"/></text:span><text:span text:style-name="T36">return</text:span><text:span text:style-name="T29"> </text:span><text:span text:style-name="T45">fabs</text:span><text:span text:style-name="T29">((</text:span><text:span text:style-name="T36">float</text:span><text:span text:style-name="T29">)(</text:span><text:span text:style-name="T45">tan</text:span><text:span text:style-name="T29">(x) - p(x))) &gt; accuracy;</text:span></text:p>
      <text:p text:style-name="P39">}</text:p>
      <text:p text:style-name="P39"/>
      <text:p text:style-name="P45"><text:span text:style-name="T29">__inline__ </text:span><text:span text:style-name="T53">uint64_t</text:span><text:span text:style-name="T29"> rdtsc(</text:span><text:span text:style-name="T36">void</text:span><text:span text:style-name="T29">) {</text:span></text:p>
      <text:p text:style-name="P45"><text:span text:style-name="T29"><text:s text:c="4"/></text:span><text:span text:style-name="T53">uint32_t</text:span><text:span text:style-name="T29"> lo,hi;</text:span></text:p>
      <text:p text:style-name="P45"><text:span text:style-name="T29"><text:s text:c="4"/></text:span><text:span text:style-name="T36">__asm__</text:span><text:span text:style-name="T29"> </text:span><text:span text:style-name="T36">__volatile__</text:span><text:span text:style-name="T29"> (</text:span><text:span text:style-name="T55">"xorl %%eax, %%eax \n cpuid"</text:span><text:span text:style-name="T29"> ::: </text:span><text:span text:style-name="T55">"%rax"</text:span><text:span text:style-name="T29">, </text:span><text:span text:style-name="T55">"%rbx"</text:span><text:span text:style-name="T29">, </text:span><text:span text:style-name="T55">"%rcx"</text:span><text:span text:style-name="T29">, </text:span><text:span text:style-name="T55">"%rdx"</text:span><text:span text:style-name="T29">);</text:span></text:p>
      <text:p text:style-name="P45"><text:span text:style-name="T29"><text:s text:c="4"/></text:span><text:span text:style-name="T36">__asm__</text:span><text:span text:style-name="T29"> </text:span><text:span text:style-name="T36">__volatile__</text:span><text:span text:style-name="T29"> (</text:span><text:span text:style-name="T55">"rdtsc"</text:span><text:span text:style-name="T29">: </text:span><text:span text:style-name="T55">"=a"</text:span><text:span text:style-name="T29"> (lo), </text:span><text:span text:style-name="T55">"=d"</text:span><text:span text:style-name="T29"> (hi));</text:span></text:p>
      <text:p text:style-name="P45"><text:span text:style-name="T29"><text:s text:c="4"/></text:span><text:span text:style-name="T36">return</text:span><text:span text:style-name="T29"> (</text:span><text:span text:style-name="T53">uint64_t</text:span><text:span text:style-name="T29">) hi &lt;&lt; </text:span><text:span text:style-name="T48">32</text:span><text:span text:style-name="T29"> | lo;</text:span></text:p>
      <text:p text:style-name="P39">}</text:p>
      <text:p text:style-name="P39"/>
      <text:p text:style-name="P45"><text:span text:style-name="T36">void</text:span><text:span text:style-name="T29"> timeFunc(</text:span><text:span text:style-name="T41">PFLOAT</text:span><text:span text:style-name="T29"> p) {</text:span></text:p>
      <text:p text:style-name="P45"><text:span text:style-name="T29"><text:s text:c="4"/></text:span><text:span text:style-name="T36">float</text:span><text:span text:style-name="T29"> i,sum =</text:span><text:span text:style-name="T48">0</text:span><text:span text:style-name="T29"> ;</text:span></text:p>
      <text:p text:style-name="P45"><text:span text:style-name="T29"><text:s text:c="4"/></text:span><text:span text:style-name="T57">//uint64_t start = rdtsc();</text:span></text:p>
      <text:p text:style-name="P45"><text:span text:style-name="T29"><text:s text:c="4"/></text:span><text:span text:style-name="T36">struct</text:span><text:span text:style-name="T29"> </text:span><text:span text:style-name="T53">timeval</text:span><text:span text:style-name="T29"> start, stop;</text:span></text:p>
      <text:p text:style-name="P45"><text:span text:style-name="T29"><text:s text:c="4"/></text:span><text:span text:style-name="T45">gettimeofday</text:span><text:span text:style-name="T29">(&amp;start, </text:span><text:span text:style-name="T48">0</text:span><text:span text:style-name="T29">);</text:span></text:p>
      <text:p text:style-name="P45"><text:span text:style-name="T29"><text:s text:c="4"/></text:span><text:span text:style-name="T36">for</text:span><text:span text:style-name="T29"> ( i = </text:span><text:span text:style-name="T48">0</text:span><text:span text:style-name="T29">; i &lt; </text:span><text:span text:style-name="T48">1</text:span><text:span text:style-name="T29">; i += </text:span><text:span text:style-name="T48">0.000001f</text:span><text:span text:style-name="T29">) {</text:span></text:p>
      <text:p text:style-name="P39"><text:s text:c="8"/>sum += p(i);</text:p>
      <text:p text:style-name="P39"><text:s text:c="4"/>}</text:p>
      <text:p text:style-name="P45"><text:span text:style-name="T29"><text:s text:c="4"/></text:span><text:span text:style-name="T45">gettimeofday</text:span><text:span text:style-name="T29">(&amp;stop, </text:span><text:span text:style-name="T48">0</text:span><text:span text:style-name="T29">);</text:span></text:p>
      <text:p text:style-name="P45"><text:span text:style-name="T29"><text:s text:c="4"/></text:span><text:span text:style-name="T36">float</text:span><text:span text:style-name="T29"> el = (</text:span><text:span text:style-name="T36">float</text:span><text:span text:style-name="T29">)((stop.</text:span><text:span text:style-name="T53">tv_sec</text:span><text:span text:style-name="T29"> - start.</text:span><text:span text:style-name="T53">tv_sec</text:span><text:span text:style-name="T29">)*</text:span><text:span text:style-name="T48">1000000000</text:span><text:span text:style-name="T29"> + (stop.</text:span><text:span text:style-name="T53">tv_usec</text:span><text:span text:style-name="T29"> - start.</text:span><text:span text:style-name="T53">tv_usec</text:span><text:span text:style-name="T29">)*</text:span><text:span text:style-name="T48">1000</text:span><text:span text:style-name="T29">)/ </text:span><text:span text:style-name="T48">1000000.0f</text:span><text:span text:style-name="T29">;</text:span></text:p>
      <text:p text:style-name="P45"><text:span text:style-name="T29"><text:s text:c="4"/></text:span><text:span text:style-name="T57">//uint64_t finish = rdtsc();</text:span></text:p>
      <text:p text:style-name="P45"><text:span text:style-name="T29"><text:s text:c="4"/></text:span><text:span text:style-name="T57">//printf("%f \n", sum);</text:span></text:p>
      <text:p text:style-name="P45"><text:span text:style-name="T29"><text:s text:c="4"/></text:span><text:span text:style-name="T45">printf</text:span><text:span text:style-name="T29">(</text:span><text:span text:style-name="T55">"time: %f\n"</text:span><text:span text:style-name="T29">, el);</text:span></text:p>
      <text:p text:style-name="P45"><text:span text:style-name="T29"><text:s text:c="4"/></text:span><text:span text:style-name="T57">//return (long)(finish-start)/100000;</text:span></text:p>
      <text:p text:style-name="P39">}</text:p>
      <text:p text:style-name="P39"/>
      <text:p text:style-name="P45"><text:span text:style-name="T36">void</text:span><text:span text:style-name="T29"> testingFloat (</text:span><text:span text:style-name="T41">PFLOAT</text:span><text:span text:style-name="T29"> p) {</text:span></text:p>
      <text:p text:style-name="P45"><text:span text:style-name="T29"><text:s text:c="4"/></text:span><text:span text:style-name="T36">float</text:span><text:span text:style-name="T29"> i;</text:span></text:p>
      <text:p text:style-name="P45"><text:span text:style-name="T29"><text:s text:c="4"/></text:span><text:span text:style-name="T36">for</text:span><text:span text:style-name="T29"> ( i = </text:span><text:span text:style-name="T48">0</text:span><text:span text:style-name="T29">; i &lt; </text:span><text:span text:style-name="T48">1</text:span><text:span text:style-name="T29">; i += </text:span><text:span text:style-name="T48">0.00001f</text:span><text:span text:style-name="T29">) {</text:span></text:p>
      <text:p text:style-name="P45"><text:span text:style-name="T29"><text:s text:c="8"/></text:span><text:span text:style-name="T36">if</text:span><text:span text:style-name="T29"> (</text:span><text:span text:style-name="T59">flverify</text:span><text:span text:style-name="T29">(i,p)) {</text:span></text:p>
      <text:p text:style-name="P45"><text:span text:style-name="T29"><text:s text:c="12"/></text:span><text:span text:style-name="T45">printf</text:span><text:span text:style-name="T29">(</text:span><text:span text:style-name="T55">"flverify: %f\n"</text:span><text:span text:style-name="T29">, i);</text:span></text:p>
      <text:p text:style-name="P45"><text:span text:style-name="T29"><text:s text:c="12"/></text:span><text:span text:style-name="T36">break</text:span><text:span text:style-name="T29">;</text:span></text:p>
      <text:p text:style-name="P39"><text:s text:c="8"/>}</text:p>
      <text:p text:style-name="P39"><text:s text:c="4"/>}</text:p>
      <text:p text:style-name="P39">}</text:p>
      <text:p text:style-name="P39"/>
      <text:p text:style-name="P39"/>
      <text:p text:style-name="P44">// ---------------------------------------</text:p>
      <text:p text:style-name="P44">// Реализация чисел с фиксированной точкой</text:p>
      <text:p text:style-name="P44">// ---------------------------------------</text:p>
      <text:p text:style-name="P39"/>
      <text:p text:style-name="P45"><text:span text:style-name="T41">FIX</text:span><text:span text:style-name="T29"> fixCoeficent[</text:span><text:span text:style-name="T48">18</text:span><text:span text:style-name="T29">];</text:span></text:p>
      <text:p text:style-name="P39"/>
      <text:p text:style-name="P45"><text:span text:style-name="T36">void</text:span><text:span text:style-name="T29"> initFixCoef() {</text:span></text:p>
      <text:p text:style-name="P45"><text:span text:style-name="T29"><text:s text:c="4"/></text:span><text:span text:style-name="T36">for</text:span><text:span text:style-name="T29"> (</text:span><text:span text:style-name="T36">int</text:span><text:span text:style-name="T29"> i = </text:span><text:span text:style-name="T48">0</text:span><text:span text:style-name="T29">; i &lt;= </text:span><text:span text:style-name="T48">18</text:span><text:span text:style-name="T29">; ++i) {</text:span></text:p>
      <text:p text:style-name="P45"><text:soft-page-break/><text:span text:style-name="T29"><text:s text:c="8"/></text:span><text:span text:style-name="T41">fixCoeficent</text:span><text:span text:style-name="T29">[i] = </text:span><text:span text:style-name="T51">FLOAT_TO_FIX</text:span><text:span text:style-name="T29">(</text:span><text:span text:style-name="T41">coeficent</text:span><text:span text:style-name="T29">[i]);</text:span></text:p>
      <text:p text:style-name="P39"><text:s text:c="4"/>}</text:p>
      <text:p text:style-name="P39">}</text:p>
      <text:p text:style-name="P39"/>
      <text:p text:style-name="P45"><text:span text:style-name="T29"><text:s/></text:span><text:span text:style-name="T36">int</text:span><text:span text:style-name="T29"> fixverify(</text:span><text:span text:style-name="T41">FIX</text:span><text:span text:style-name="T29"> x, </text:span><text:span text:style-name="T41">PFIX</text:span><text:span text:style-name="T29"> p) {</text:span></text:p>
      <text:p text:style-name="P45"><text:span text:style-name="T29"><text:s text:c="5"/></text:span><text:span text:style-name="T36">float</text:span><text:span text:style-name="T29"> accuracy = (</text:span><text:span text:style-name="T36">float</text:span><text:span text:style-name="T29">) </text:span><text:span text:style-name="T45">pow</text:span><text:span text:style-name="T29">(</text:span><text:span text:style-name="T48">2</text:span><text:span text:style-name="T29">,-</text:span><text:span text:style-name="T48">20</text:span><text:span text:style-name="T29">);</text:span></text:p>
      <text:p text:style-name="P45"><text:span text:style-name="T29"><text:s text:c="5"/></text:span><text:span text:style-name="T36">return</text:span><text:span text:style-name="T29"> </text:span><text:span text:style-name="T45">fabs</text:span><text:span text:style-name="T29">((</text:span><text:span text:style-name="T45">tan</text:span><text:span text:style-name="T29">(</text:span><text:span text:style-name="T51">FIX_TO_FLOAT</text:span><text:span text:style-name="T29">(x))- </text:span><text:span text:style-name="T51">FIX_TO_FLOAT</text:span><text:span text:style-name="T29">(p(x)))) &gt; accuracy;</text:span></text:p>
      <text:p text:style-name="P39"><text:s/>}</text:p>
      <text:p text:style-name="P39"/>
      <text:p text:style-name="P39"/>
      <text:p text:style-name="P45"><text:span text:style-name="T36">void</text:span><text:span text:style-name="T29"> testingFix (</text:span><text:span text:style-name="T41">PFIX</text:span><text:span text:style-name="T29"> p) {</text:span></text:p>
      <text:p text:style-name="P45"><text:span text:style-name="T29"><text:s text:c="4"/></text:span><text:span text:style-name="T36">float</text:span><text:span text:style-name="T29"> i;</text:span></text:p>
      <text:p text:style-name="P45"><text:span text:style-name="T29"><text:s text:c="4"/></text:span><text:span text:style-name="T36">for</text:span><text:span text:style-name="T29"> ( i = </text:span><text:span text:style-name="T48">0</text:span><text:span text:style-name="T29">; i &lt; </text:span><text:span text:style-name="T48">1</text:span><text:span text:style-name="T29">; i += </text:span><text:span text:style-name="T48">0.00001f</text:span><text:span text:style-name="T29">) {</text:span></text:p>
      <text:p text:style-name="P45"><text:span text:style-name="T29"><text:s text:c="8"/></text:span><text:span text:style-name="T36">if</text:span><text:span text:style-name="T29"> (</text:span><text:span text:style-name="T59">fixverify</text:span><text:span text:style-name="T29">(</text:span><text:span text:style-name="T51">FLOAT_TO_FIX</text:span><text:span text:style-name="T29">(i),p)) {</text:span></text:p>
      <text:p text:style-name="P45"><text:span text:style-name="T29"><text:s text:c="12"/></text:span><text:span text:style-name="T45">printf</text:span><text:span text:style-name="T29">(</text:span><text:span text:style-name="T55">"fixverify: %f\n"</text:span><text:span text:style-name="T29">, i);</text:span></text:p>
      <text:p text:style-name="P45"><text:span text:style-name="T29"><text:s text:c="12"/></text:span><text:span text:style-name="T36">break</text:span><text:span text:style-name="T29">;</text:span></text:p>
      <text:p text:style-name="P39"><text:s text:c="8"/>}</text:p>
      <text:p text:style-name="P39"><text:s text:c="4"/>}</text:p>
      <text:p text:style-name="P39">}</text:p>
      <text:p text:style-name="P45"><text:span text:style-name="T36">void</text:span><text:span text:style-name="T29"> timeF(</text:span><text:span text:style-name="T41">PFLOAT</text:span><text:span text:style-name="T29"> func) {</text:span></text:p>
      <text:p text:style-name="P45"><text:span text:style-name="T29"><text:s text:c="4"/></text:span><text:span text:style-name="T36">float</text:span><text:span text:style-name="T29"> res = </text:span><text:span text:style-name="T48">0</text:span><text:span text:style-name="T29">;</text:span></text:p>
      <text:p text:style-name="P45"><text:span text:style-name="T29"><text:s text:c="4"/></text:span><text:span text:style-name="T36">const</text:span><text:span text:style-name="T29"> </text:span><text:span text:style-name="T36">int</text:span><text:span text:style-name="T29"> countLoop = </text:span><text:span text:style-name="T48">100</text:span><text:span text:style-name="T29">;</text:span></text:p>
      <text:p text:style-name="P45"><text:span text:style-name="T29"><text:s text:c="4"/></text:span><text:span text:style-name="T36">const</text:span><text:span text:style-name="T29"> </text:span><text:span text:style-name="T36">int</text:span><text:span text:style-name="T29"> countChecks = </text:span><text:span text:style-name="T48">5</text:span><text:span text:style-name="T29">;</text:span></text:p>
      <text:p text:style-name="P39"><text:s text:c="4"/></text:p>
      <text:p text:style-name="P45"><text:span text:style-name="T29"><text:s text:c="4"/></text:span><text:span text:style-name="T36">for</text:span><text:span text:style-name="T29"> (</text:span><text:span text:style-name="T36">int</text:span><text:span text:style-name="T29"> k = </text:span><text:span text:style-name="T48">0</text:span><text:span text:style-name="T29">; k &lt; countChecks; k++) {</text:span></text:p>
      <text:p text:style-name="P45"><text:span text:style-name="T29"><text:s text:c="8"/></text:span><text:span text:style-name="T53">clock_t</text:span><text:span text:style-name="T29"> start = </text:span><text:span text:style-name="T45">clock</text:span><text:span text:style-name="T29">();</text:span></text:p>
      <text:p text:style-name="P45"><text:span text:style-name="T29"><text:s text:c="8"/></text:span><text:span text:style-name="T36">for</text:span><text:span text:style-name="T29"> (</text:span><text:span text:style-name="T36">int</text:span><text:span text:style-name="T29"> j = </text:span><text:span text:style-name="T48">0</text:span><text:span text:style-name="T29">; j &lt; countLoop; ++j) {</text:span></text:p>
      <text:p text:style-name="P45"><text:span text:style-name="T29"><text:s text:c="12"/></text:span><text:span text:style-name="T36">for</text:span><text:span text:style-name="T29"> (</text:span><text:span text:style-name="T36">float</text:span><text:span text:style-name="T29"> i = </text:span><text:span text:style-name="T48">0</text:span><text:span text:style-name="T29">; i &lt;= </text:span><text:span text:style-name="T48">1</text:span><text:span text:style-name="T29">; i += </text:span><text:span text:style-name="T48">0.0001f</text:span><text:span text:style-name="T29">) {</text:span></text:p>
      <text:p text:style-name="P39"><text:s text:c="16"/>res = func(i);</text:p>
      <text:p text:style-name="P39"><text:s text:c="12"/>}</text:p>
      <text:p text:style-name="P39"><text:s text:c="8"/>}</text:p>
      <text:p text:style-name="P45"><text:span text:style-name="T29"><text:s text:c="8"/></text:span><text:span text:style-name="T45">printf</text:span><text:span text:style-name="T29">(</text:span><text:span text:style-name="T55">"%.30f\n"</text:span><text:span text:style-name="T29"> , (</text:span><text:span text:style-name="T36">double</text:span><text:span text:style-name="T29">)(</text:span><text:span text:style-name="T45">clock</text:span><text:span text:style-name="T29">() - start) / (</text:span><text:span text:style-name="T36">double</text:span><text:span text:style-name="T29">)</text:span><text:span text:style-name="T51">CLOCKS_PER_SEC</text:span><text:span text:style-name="T29"> / </text:span><text:span text:style-name="T48">10001.0</text:span><text:span text:style-name="T29"> / countLoop * </text:span><text:span text:style-name="T48">1000000000</text:span><text:span text:style-name="T29">);</text:span></text:p>
      <text:p text:style-name="P45"><text:span text:style-name="T29"><text:tab/><text:tab/></text:span><text:span text:style-name="T57">/// (double) CLOCKS_PER_SEC</text:span></text:p>
      <text:p text:style-name="P39"><text:s text:c="4"/>}</text:p>
      <text:p text:style-name="P39">}</text:p>
      <text:p text:style-name="P45"><text:span text:style-name="T36">void</text:span><text:span text:style-name="T29"> timeFIX(</text:span><text:span text:style-name="T41">PFIX</text:span><text:span text:style-name="T29"> func) {</text:span></text:p>
      <text:p text:style-name="P45"><text:span text:style-name="T29"><text:s text:c="4"/></text:span><text:span text:style-name="T41">FIX</text:span><text:span text:style-name="T29"> res = </text:span><text:span text:style-name="T48">0</text:span><text:span text:style-name="T29">;</text:span></text:p>
      <text:p text:style-name="P45"><text:span text:style-name="T29"><text:s text:c="4"/></text:span><text:span text:style-name="T36">const</text:span><text:span text:style-name="T29"> </text:span><text:span text:style-name="T36">int</text:span><text:span text:style-name="T29"> countLoop = </text:span><text:span text:style-name="T48">100</text:span><text:span text:style-name="T29">;</text:span></text:p>
      <text:p text:style-name="P45"><text:span text:style-name="T29"><text:s text:c="4"/></text:span><text:span text:style-name="T36">const</text:span><text:span text:style-name="T29"> </text:span><text:span text:style-name="T36">int</text:span><text:span text:style-name="T29"> countChecks = </text:span><text:span text:style-name="T48">5</text:span><text:span text:style-name="T29">;</text:span></text:p>
      <text:p text:style-name="P39"><text:s text:c="4"/></text:p>
      <text:p text:style-name="P45"><text:span text:style-name="T29"><text:s text:c="4"/></text:span><text:span text:style-name="T36">const</text:span><text:span text:style-name="T29"> </text:span><text:span text:style-name="T41">FIX</text:span><text:span text:style-name="T29"> one = </text:span><text:span text:style-name="T51">FLOAT_TO_FIX</text:span><text:span text:style-name="T29">(</text:span><text:span text:style-name="T48">1.0f</text:span><text:span text:style-name="T29">);</text:span></text:p>
      <text:p text:style-name="P45"><text:span text:style-name="T29"><text:s text:c="4"/></text:span><text:span text:style-name="T36">const</text:span><text:span text:style-name="T29"> </text:span><text:span text:style-name="T41">FIX</text:span><text:span text:style-name="T29"> increment = </text:span><text:span text:style-name="T51">FLOAT_TO_FIX</text:span><text:span text:style-name="T29">(</text:span><text:span text:style-name="T48">0.001f</text:span><text:span text:style-name="T29">);</text:span></text:p>
      <text:p text:style-name="P39"><text:s text:c="4"/></text:p>
      <text:p text:style-name="P45"><text:span text:style-name="T29"><text:s text:c="4"/></text:span><text:span text:style-name="T36">for</text:span><text:span text:style-name="T29"> (</text:span><text:span text:style-name="T36">int</text:span><text:span text:style-name="T29"> k = </text:span><text:span text:style-name="T48">0</text:span><text:span text:style-name="T29">; k &lt; countChecks; k++) {</text:span></text:p>
      <text:p text:style-name="P45"><text:span text:style-name="T29"><text:s text:c="8"/></text:span><text:span text:style-name="T53">clock_t</text:span><text:span text:style-name="T29"> start = </text:span><text:span text:style-name="T45">clock</text:span><text:span text:style-name="T29">();</text:span></text:p>
      <text:p text:style-name="P45"><text:span text:style-name="T29"><text:s text:c="8"/></text:span><text:span text:style-name="T36">for</text:span><text:span text:style-name="T29"> (</text:span><text:span text:style-name="T36">int</text:span><text:span text:style-name="T29"> j = </text:span><text:span text:style-name="T48">0</text:span><text:span text:style-name="T29">; j &lt; countLoop; ++j) {</text:span></text:p>
      <text:p text:style-name="P45"><text:span text:style-name="T29"><text:s text:c="12"/></text:span><text:span text:style-name="T36">for</text:span><text:span text:style-name="T29"> (</text:span><text:span text:style-name="T41">FIX</text:span><text:span text:style-name="T29"> i = </text:span><text:span text:style-name="T48">0</text:span><text:span text:style-name="T29">; i &lt;= one; i += increment) {</text:span></text:p>
      <text:p text:style-name="P39"><text:s text:c="16"/>res = func(i);</text:p>
      <text:p text:style-name="P39"><text:s text:c="12"/>}</text:p>
      <text:p text:style-name="P39"><text:s text:c="8"/>}</text:p>
      <text:p text:style-name="P45"><text:span text:style-name="T29"><text:s text:c="8"/></text:span><text:span text:style-name="T45">printf</text:span><text:span text:style-name="T29">(</text:span><text:span text:style-name="T55">"%.30f\n"</text:span><text:span text:style-name="T29">, (</text:span><text:span text:style-name="T36">double</text:span><text:span text:style-name="T29">)(</text:span><text:span text:style-name="T45">clock</text:span><text:span text:style-name="T29">() - start) / (</text:span><text:span text:style-name="T36">double</text:span><text:span text:style-name="T29">)</text:span><text:span text:style-name="T51">CLOCKS_PER_SEC</text:span><text:span text:style-name="T29"> <text:s/>/ </text:span><text:span text:style-name="T48">1001.0f</text:span><text:span text:style-name="T29"> / countLoop * </text:span><text:span text:style-name="T48">1000000000</text:span><text:span text:style-name="T29">);</text:span></text:p>
      <text:p text:style-name="P39"><text:s text:c="4"/>}</text:p>
      <text:p text:style-name="P39">}</text:p>
      <text:p text:style-name="P39"><text:s/></text:p>
      <text:p text:style-name="P45"><text:span text:style-name="T29"><text:s/></text:span><text:span text:style-name="T41">FIX</text:span><text:span text:style-name="T29"> FixCyclGorner(</text:span><text:span text:style-name="T41">FIX</text:span><text:span text:style-name="T29"> x) {</text:span></text:p>
      <text:p text:style-name="P45"><text:span text:style-name="T29"><text:s text:c="5"/></text:span><text:span text:style-name="T36">int</text:span><text:span text:style-name="T29"> i = </text:span><text:span text:style-name="T48">18</text:span><text:span text:style-name="T29">;</text:span></text:p>
      <text:p text:style-name="P45"><text:span text:style-name="T29"><text:s text:c="5"/></text:span><text:span text:style-name="T41">FIX</text:span><text:span text:style-name="T29"> sq = (x*x) &gt;&gt; </text:span><text:span text:style-name="T41">fix_p</text:span><text:span text:style-name="T29">;</text:span></text:p>
      <text:p text:style-name="P45"><text:span text:style-name="T29"><text:s text:c="5"/></text:span><text:span text:style-name="T41">FIX</text:span><text:span text:style-name="T29"> res = </text:span><text:span text:style-name="T41">fixCoeficent</text:span><text:span text:style-name="T29">[i];</text:span></text:p>
      <text:p text:style-name="P45"><text:span text:style-name="T29"><text:s text:c="5"/></text:span><text:span text:style-name="T36">while</text:span><text:span text:style-name="T29"> (--i &gt;= </text:span><text:span text:style-name="T48">0</text:span><text:span text:style-name="T29">) {</text:span></text:p>
      <text:p text:style-name="P45"><text:soft-page-break/><text:span text:style-name="T29"><text:s text:c="9"/>res = (res*sq) &gt;&gt; </text:span><text:span text:style-name="T41">fix_p</text:span><text:span text:style-name="T29">;</text:span></text:p>
      <text:p text:style-name="P45"><text:span text:style-name="T29"><text:s text:c="9"/>res = res + </text:span><text:span text:style-name="T41">fixCoeficent</text:span><text:span text:style-name="T29">[i];</text:span></text:p>
      <text:p text:style-name="P39"><text:s text:c="5"/>}</text:p>
      <text:p text:style-name="P45"><text:span text:style-name="T29"><text:s text:c="5"/>res = (res*x) &gt;&gt; </text:span><text:span text:style-name="T41">fix_p</text:span><text:span text:style-name="T29">;</text:span></text:p>
      <text:p text:style-name="P45"><text:span text:style-name="T29"><text:s text:c="5"/></text:span><text:span text:style-name="T36">return</text:span><text:span text:style-name="T29"> res;</text:span></text:p>
      <text:p text:style-name="P39"><text:s/>}</text:p>
      <text:p text:style-name="P39"><text:s/></text:p>
      <text:p text:style-name="P45"><text:span text:style-name="T29"><text:s/></text:span><text:span text:style-name="T41">FIX</text:span><text:span text:style-name="T29"> FixNoCyclGorner(</text:span><text:span text:style-name="T41">FIX</text:span><text:span text:style-name="T29"> arg) {</text:span></text:p>
      <text:p text:style-name="P45"><text:span text:style-name="T29"><text:s text:c="5"/></text:span><text:span text:style-name="T41">FIX</text:span><text:span text:style-name="T29"> x = </text:span><text:span text:style-name="T51">FIX_MUL</text:span><text:span text:style-name="T29">(arg, arg);</text:span></text:p>
      <text:p text:style-name="P45"><text:span text:style-name="T29"><text:s text:c="5"/></text:span><text:span text:style-name="T41">FIX</text:span><text:span text:style-name="T29"> result = </text:span><text:span text:style-name="T51">FIX_MUL</text:span><text:span text:style-name="T29">(x, </text:span><text:span text:style-name="T41">fixCoeficent</text:span><text:span text:style-name="T29">[</text:span><text:span text:style-name="T48">17</text:span><text:span text:style-name="T29">]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6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5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4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3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2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1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0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9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8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7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6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5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4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3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2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1</text:span><text:span text:style-name="T29">]);</text:span></text:p>
      <text:p text:style-name="P45"><text:span text:style-name="T29"><text:s text:c="5"/>result = </text:span><text:span text:style-name="T51">FIX_MUL</text:span><text:span text:style-name="T29">(result, x);</text:span></text:p>
      <text:p text:style-name="P45"><text:span text:style-name="T29"><text:s text:c="5"/>result = </text:span><text:span text:style-name="T51">FIX_SUM</text:span><text:span text:style-name="T29">(result, </text:span><text:span text:style-name="T41">fixCoeficent</text:span><text:span text:style-name="T29">[</text:span><text:span text:style-name="T48">0</text:span><text:span text:style-name="T29">]);</text:span></text:p>
      <text:p text:style-name="P45"><text:span text:style-name="T29"><text:s text:c="5"/>result = </text:span><text:span text:style-name="T51">FIX_MUL</text:span><text:span text:style-name="T29">(result, arg);</text:span></text:p>
      <text:p text:style-name="P45"><text:span text:style-name="T29"><text:s text:c="5"/></text:span><text:span text:style-name="T36">return</text:span><text:span text:style-name="T29"> result;</text:span></text:p>
      <text:p text:style-name="P39"><text:s/>}</text:p>
      <text:p text:style-name="P44">//=============================================================================</text:p>
      <text:p text:style-name="P39"/>
      <text:p text:style-name="P39"/>
      <text:p text:style-name="P45"><text:span text:style-name="T41">FIX</text:span><text:span text:style-name="T29"> fixCoefTable[</text:span><text:span text:style-name="T51">SIZE</text:span><text:span text:style-name="T29">][</text:span><text:span text:style-name="T48">3</text:span><text:span text:style-name="T29">];</text:span></text:p>
      <text:p text:style-name="P45"><text:span text:style-name="T36">float</text:span><text:span text:style-name="T29"> coefTable[</text:span><text:span text:style-name="T51">SIZE</text:span><text:span text:style-name="T29">][</text:span><text:span text:style-name="T48">2</text:span><text:span text:style-name="T29">];</text:span></text:p>
      <text:p text:style-name="P39"/>
      <text:p text:style-name="P45"><text:span text:style-name="T36">void</text:span><text:span text:style-name="T29"> fixCountTacts(</text:span><text:span text:style-name="T41">PFIX</text:span><text:span text:style-name="T29"> p) {</text:span></text:p>
      <text:p text:style-name="P45"><text:span text:style-name="T29"><text:s text:c="4"/></text:span><text:span text:style-name="T53">uint64_t</text:span><text:span text:style-name="T29"> tstart;</text:span></text:p>
      <text:p text:style-name="P45"><text:span text:style-name="T29"><text:s text:c="4"/></text:span><text:span text:style-name="T53">uint64_t</text:span><text:span text:style-name="T29"> tfinish;</text:span></text:p>
      <text:p text:style-name="P45"><text:span text:style-name="T29"><text:s text:c="4"/></text:span><text:span text:style-name="T57">//printf("\n");</text:span></text:p>
      <text:p text:style-name="P45"><text:span text:style-name="T29"><text:s text:c="4"/></text:span><text:span text:style-name="T41">FIX</text:span><text:span text:style-name="T29"> sum = </text:span><text:span text:style-name="T48">0</text:span><text:span text:style-name="T29">, i;</text:span></text:p>
      <text:p text:style-name="P45"><text:span text:style-name="T29"><text:s text:c="4"/></text:span><text:span text:style-name="T36">const</text:span><text:span text:style-name="T29"> </text:span><text:span text:style-name="T41">FIX</text:span><text:span text:style-name="T29"> one = </text:span><text:span text:style-name="T51">FLOAT_TO_FIX</text:span><text:span text:style-name="T29">(</text:span><text:span text:style-name="T48">1.0f</text:span><text:span text:style-name="T29">);</text:span></text:p>
      <text:p text:style-name="P45"><text:span text:style-name="T29"><text:s text:c="4"/></text:span><text:span text:style-name="T36">const</text:span><text:span text:style-name="T29"> </text:span><text:span text:style-name="T41">FIX</text:span><text:span text:style-name="T29"> increment = </text:span><text:span text:style-name="T51">FLOAT_TO_FIX</text:span><text:span text:style-name="T29">(</text:span><text:span text:style-name="T48">0.000001f</text:span><text:span text:style-name="T29">);</text:span></text:p>
      <text:p text:style-name="P45"><text:soft-page-break/><text:span text:style-name="T29"><text:s text:c="4"/></text:span><text:span text:style-name="T57">//tstart = rdtsc();</text:span></text:p>
      <text:p text:style-name="P45"><text:span text:style-name="T29"><text:s text:c="4"/></text:span><text:span text:style-name="T36">struct</text:span><text:span text:style-name="T29"> </text:span><text:span text:style-name="T53">timeval</text:span><text:span text:style-name="T29"> start, stop;</text:span></text:p>
      <text:p text:style-name="P39"><text:s text:c="4"/></text:p>
      <text:p text:style-name="P45"><text:span text:style-name="T29"><text:s text:c="4"/></text:span><text:span text:style-name="T45">gettimeofday</text:span><text:span text:style-name="T29">(&amp;start, </text:span><text:span text:style-name="T48">0</text:span><text:span text:style-name="T29">);</text:span></text:p>
      <text:p text:style-name="P45"><text:span text:style-name="T29"><text:s text:c="4"/></text:span><text:span text:style-name="T36">for</text:span><text:span text:style-name="T29"> ( i = </text:span><text:span text:style-name="T48">0</text:span><text:span text:style-name="T29">; i &lt; one; i += increment) {</text:span></text:p>
      <text:p text:style-name="P39"><text:s text:c="8"/>sum += p(i);</text:p>
      <text:p text:style-name="P39"><text:s text:c="4"/>}</text:p>
      <text:p text:style-name="P45"><text:span text:style-name="T29"><text:s text:c="4"/></text:span><text:span text:style-name="T45">gettimeofday</text:span><text:span text:style-name="T29">(&amp;stop, </text:span><text:span text:style-name="T48">0</text:span><text:span text:style-name="T29">);</text:span></text:p>
      <text:p text:style-name="P45"><text:span text:style-name="T29"><text:s text:c="4"/></text:span><text:span text:style-name="T36">float</text:span><text:span text:style-name="T29"> el = (</text:span><text:span text:style-name="T36">float</text:span><text:span text:style-name="T29">)((stop.</text:span><text:span text:style-name="T53">tv_sec</text:span><text:span text:style-name="T29"> - start.</text:span><text:span text:style-name="T53">tv_sec</text:span><text:span text:style-name="T29">)*</text:span><text:span text:style-name="T48">1000000000</text:span><text:span text:style-name="T29"> + (stop.</text:span><text:span text:style-name="T53">tv_usec</text:span><text:span text:style-name="T29"> - start.</text:span><text:span text:style-name="T53">tv_usec</text:span><text:span text:style-name="T29">)*</text:span><text:span text:style-name="T48">1000</text:span><text:span text:style-name="T29">);</text:span></text:p>
      <text:p text:style-name="P45"><text:span text:style-name="T29"><text:s text:c="4"/></text:span><text:span text:style-name="T57">//tfinish = rdtsc();</text:span></text:p>
      <text:p text:style-name="P45"><text:span text:style-name="T29"><text:s text:c="4"/></text:span><text:span text:style-name="T57">//printf("%f \n", FIX_TO_FLOAT(sum));</text:span></text:p>
      <text:p text:style-name="P45"><text:span text:style-name="T29"><text:s text:c="4"/></text:span><text:span text:style-name="T57">//printf("time: %lli\n", (uint64_t)(tfinish-tstart)/10000);</text:span></text:p>
      <text:p text:style-name="P45"><text:span text:style-name="T29"><text:s text:c="4"/></text:span><text:span text:style-name="T45">printf</text:span><text:span text:style-name="T29">(</text:span><text:span text:style-name="T55">"time: %.30f\n"</text:span><text:span text:style-name="T29">, el);</text:span></text:p>
      <text:p text:style-name="P45"><text:span text:style-name="T29"><text:s text:c="4"/></text:span><text:span text:style-name="T57">//return (long)(tfinish - tstart)/100000;</text:span></text:p>
      <text:p text:style-name="P39">}</text:p>
      <text:p text:style-name="P39"/>
      <text:p text:style-name="P45"><text:span text:style-name="T36">float</text:span><text:span text:style-name="T29"> tableFloat(</text:span><text:span text:style-name="T36">float</text:span><text:span text:style-name="T29"> x){</text:span></text:p>
      <text:p text:style-name="P45"><text:span text:style-name="T29"><text:s text:c="4"/></text:span><text:span text:style-name="T36">int</text:span><text:span text:style-name="T29"> i = x * </text:span><text:span text:style-name="T51">SIZE</text:span><text:span text:style-name="T29">;</text:span></text:p>
      <text:p text:style-name="P45"><text:span text:style-name="T29"><text:s text:c="4"/></text:span><text:span text:style-name="T36">return</text:span><text:span text:style-name="T29"> </text:span><text:span text:style-name="T41">coefTable</text:span><text:span text:style-name="T29">[i][</text:span><text:span text:style-name="T48">1</text:span><text:span text:style-name="T29">] * x + </text:span><text:span text:style-name="T41">coefTable</text:span><text:span text:style-name="T29">[i][</text:span><text:span text:style-name="T48">0</text:span><text:span text:style-name="T29">];</text:span></text:p>
      <text:p text:style-name="P39">}</text:p>
      <text:p text:style-name="P39"/>
      <text:p text:style-name="P45"><text:span text:style-name="T36">void</text:span><text:span text:style-name="T29"> initTable() {</text:span></text:p>
      <text:p text:style-name="P45"><text:span text:style-name="T29"><text:s text:c="4"/></text:span><text:span text:style-name="T36">float</text:span><text:span text:style-name="T29"> x = </text:span><text:span text:style-name="T48">0</text:span><text:span text:style-name="T29">;</text:span></text:p>
      <text:p text:style-name="P45"><text:span text:style-name="T29"><text:tab/></text:span><text:span text:style-name="T36">float</text:span><text:span text:style-name="T29"> h = </text:span><text:span text:style-name="T48">1.0F</text:span><text:span text:style-name="T29"> / </text:span><text:span text:style-name="T51">fix_table_size</text:span><text:span text:style-name="T29">;</text:span></text:p>
      <text:p text:style-name="P45"><text:span text:style-name="T29"><text:tab/></text:span><text:span text:style-name="T36">int</text:span><text:span text:style-name="T29"> i;</text:span></text:p>
      <text:p text:style-name="P45"><text:span text:style-name="T29"><text:s text:c="4"/></text:span><text:span text:style-name="T57">//printf("fix = %d\n", fix_table_size);</text:span></text:p>
      <text:p text:style-name="P45"><text:span text:style-name="T29"><text:s text:c="4"/></text:span><text:span text:style-name="T36">for</text:span><text:span text:style-name="T29"> (i = </text:span><text:span text:style-name="T48">0</text:span><text:span text:style-name="T29">; i &lt; </text:span><text:span text:style-name="T51">fix_table_size</text:span><text:span text:style-name="T29">; ++i) {</text:span></text:p>
      <text:p text:style-name="P45"><text:span text:style-name="T29"><text:s text:c="8"/></text:span><text:span text:style-name="T41">coefTable</text:span><text:span text:style-name="T29">[i][</text:span><text:span text:style-name="T48">0</text:span><text:span text:style-name="T29">] = </text:span><text:span text:style-name="T48">2</text:span><text:span text:style-name="T29">*</text:span><text:span text:style-name="T45">sinf</text:span><text:span text:style-name="T29">(x)/</text:span><text:span text:style-name="T48">3</text:span><text:span text:style-name="T29">*</text:span><text:span text:style-name="T45">powf</text:span><text:span text:style-name="T29">(</text:span><text:span text:style-name="T45">cosf</text:span><text:span text:style-name="T29">(x),</text:span><text:span text:style-name="T48">3.0F</text:span><text:span text:style-name="T29">);</text:span></text:p>
      <text:p text:style-name="P45"><text:span text:style-name="T29"><text:s text:c="8"/></text:span><text:span text:style-name="T41">coefTable</text:span><text:span text:style-name="T29">[i][</text:span><text:span text:style-name="T48">1</text:span><text:span text:style-name="T29">] = </text:span><text:span text:style-name="T48">1</text:span><text:span text:style-name="T29">/</text:span><text:span text:style-name="T45">powf</text:span><text:span text:style-name="T29">(</text:span><text:span text:style-name="T45">cosf</text:span><text:span text:style-name="T29">(x),</text:span><text:span text:style-name="T48">2.0F</text:span><text:span text:style-name="T29">);</text:span></text:p>
      <text:p text:style-name="P45"><text:span text:style-name="T29"><text:s text:c="8"/></text:span><text:span text:style-name="T41">fixCoefTable</text:span><text:span text:style-name="T29">[i][</text:span><text:span text:style-name="T48">0</text:span><text:span text:style-name="T29">] = </text:span><text:span text:style-name="T51">FLOAT_TO_FIX</text:span><text:span text:style-name="T29">(</text:span><text:span text:style-name="T45">tanf</text:span><text:span text:style-name="T29">(x)); </text:span><text:span text:style-name="T57">// f(a)</text:span></text:p>
      <text:p text:style-name="P45"><text:span text:style-name="T29"><text:tab/><text:tab/></text:span><text:span text:style-name="T41">fixCoefTable</text:span><text:span text:style-name="T29">[i][</text:span><text:span text:style-name="T48">1</text:span><text:span text:style-name="T29">] = </text:span><text:span text:style-name="T51">FLOAT_TO_FIX</text:span><text:span text:style-name="T29">(</text:span><text:span text:style-name="T48">1</text:span><text:span text:style-name="T29">/</text:span><text:span text:style-name="T45">powf</text:span><text:span text:style-name="T29">(</text:span><text:span text:style-name="T45">cosf</text:span><text:span text:style-name="T29">(x),</text:span><text:span text:style-name="T48">2.0F</text:span><text:span text:style-name="T29">)); </text:span><text:span text:style-name="T57">//f'(a)</text:span></text:p>
      <text:p text:style-name="P45"><text:span text:style-name="T29"><text:tab/><text:tab/></text:span><text:span text:style-name="T41">fixCoefTable</text:span><text:span text:style-name="T29">[i][</text:span><text:span text:style-name="T48">2</text:span><text:span text:style-name="T29">] = </text:span><text:span text:style-name="T51">FLOAT_TO_FIX</text:span><text:span text:style-name="T29">(</text:span><text:span text:style-name="T48">2</text:span><text:span text:style-name="T29">*</text:span><text:span text:style-name="T45">sinf</text:span><text:span text:style-name="T29">(x)/</text:span><text:span text:style-name="T48">2</text:span><text:span text:style-name="T29">*</text:span><text:span text:style-name="T45">powf</text:span><text:span text:style-name="T29">(</text:span><text:span text:style-name="T45">cosf</text:span><text:span text:style-name="T29">(x),</text:span><text:span text:style-name="T48">3.0F</text:span><text:span text:style-name="T29">)); </text:span><text:span text:style-name="T57">//f''(a)</text:span></text:p>
      <text:p text:style-name="P39"><text:tab/><text:tab/>x += h;</text:p>
      <text:p text:style-name="P39"><text:tab/>}</text:p>
      <text:p text:style-name="P39">}</text:p>
      <text:p text:style-name="P39"/>
      <text:p text:style-name="P45"><text:span text:style-name="T41">FIX</text:span><text:span text:style-name="T29"> fixTable(</text:span><text:span text:style-name="T41">FIX</text:span><text:span text:style-name="T29"> x) {</text:span></text:p>
      <text:p text:style-name="P45"><text:span text:style-name="T29"><text:s text:c="4"/></text:span><text:span text:style-name="T36">const</text:span><text:span text:style-name="T29"> </text:span><text:span text:style-name="T36">int</text:span><text:span text:style-name="T29"> index = (</text:span><text:span text:style-name="T36">int</text:span><text:span text:style-name="T29">) (x &gt;&gt; (</text:span><text:span text:style-name="T41">fix_p</text:span><text:span text:style-name="T29"> - </text:span><text:span text:style-name="T41">fix_table_pow</text:span><text:span text:style-name="T29">));</text:span></text:p>
      <text:p text:style-name="P45"><text:span text:style-name="T29"><text:s text:c="4"/></text:span><text:span text:style-name="T36">const</text:span><text:span text:style-name="T29"> </text:span><text:span text:style-name="T41">FIX</text:span><text:span text:style-name="T29"> xh = x &amp; ((</text:span><text:span text:style-name="T48">1</text:span><text:span text:style-name="T29"> &lt;&lt; (</text:span><text:span text:style-name="T41">fix_p</text:span><text:span text:style-name="T29"> - </text:span><text:span text:style-name="T41">fix_table_pow</text:span><text:span text:style-name="T29">))-</text:span><text:span text:style-name="T48">1</text:span><text:span text:style-name="T29">);</text:span></text:p>
      <text:p text:style-name="P45"><text:span text:style-name="T29"><text:s text:c="4"/></text:span><text:span text:style-name="T41">FIX</text:span><text:span text:style-name="T29"> res = </text:span><text:span text:style-name="T41">fixCoefTable</text:span><text:span text:style-name="T29">[index][</text:span><text:span text:style-name="T48">0</text:span><text:span text:style-name="T29">];</text:span></text:p>
      <text:p text:style-name="P45"><text:span text:style-name="T29"><text:s text:c="4"/>res = </text:span><text:span text:style-name="T51">FIX_SUM</text:span><text:span text:style-name="T29">(res, </text:span><text:span text:style-name="T51">FIX_MUL</text:span><text:span text:style-name="T29">(</text:span><text:span text:style-name="T41">fixCoefTable</text:span><text:span text:style-name="T29">[index][</text:span><text:span text:style-name="T48">1</text:span><text:span text:style-name="T29">], xh));</text:span></text:p>
      <text:p text:style-name="P45"><text:span text:style-name="T29"><text:s text:c="4"/></text:span><text:span text:style-name="T36">return</text:span><text:span text:style-name="T29"> res;</text:span></text:p>
      <text:p text:style-name="P39">}</text:p>
      <text:p text:style-name="P39"/>
      <text:p text:style-name="P45"><text:span text:style-name="T41">FIX</text:span><text:span text:style-name="T29"> fix_table_func(</text:span><text:span text:style-name="T41">FIX</text:span><text:span text:style-name="T29"> arg) {</text:span></text:p>
      <text:p text:style-name="P45"><text:span text:style-name="T29"><text:tab/></text:span><text:span text:style-name="T36">int</text:span><text:span text:style-name="T29"> index = (</text:span><text:span text:style-name="T36">int</text:span><text:span text:style-name="T29">) arg &gt;&gt; ( </text:span><text:span text:style-name="T41">fix_p</text:span><text:span text:style-name="T29"> - </text:span><text:span text:style-name="T41">fix_table_pow</text:span><text:span text:style-name="T29">);</text:span></text:p>
      <text:p text:style-name="P45"><text:span text:style-name="T29"><text:tab/></text:span><text:span text:style-name="T41">FIX</text:span><text:span text:style-name="T29"> x = arg &amp; ((</text:span><text:span text:style-name="T48">1</text:span><text:span text:style-name="T29"> &lt;&lt; (</text:span><text:span text:style-name="T41">fix_p</text:span><text:span text:style-name="T29"> - </text:span><text:span text:style-name="T41">fix_table_pow</text:span><text:span text:style-name="T29">)) - </text:span><text:span text:style-name="T48">1</text:span><text:span text:style-name="T29">);</text:span></text:p>
      <text:p text:style-name="P45"><text:span text:style-name="T29"><text:tab/></text:span><text:span text:style-name="T36">return</text:span><text:span text:style-name="T29"> <text:s/></text:span><text:span text:style-name="T51">FIX_SUM</text:span><text:span text:style-name="T29">(</text:span><text:span text:style-name="T41">fixCoefTable</text:span><text:span text:style-name="T29">[index][</text:span><text:span text:style-name="T48">0</text:span><text:span text:style-name="T29">], </text:span><text:span text:style-name="T51">FIX_MUL</text:span><text:span text:style-name="T29">(</text:span><text:span text:style-name="T41">fixCoefTable</text:span><text:span text:style-name="T29">[index][</text:span><text:span text:style-name="T48">1</text:span><text:span text:style-name="T29">], x));</text:span></text:p>
      <text:p text:style-name="P39">}</text:p>
      <text:p text:style-name="P39"/>
      <text:p text:style-name="P44">//-------------------------------------------</text:p>
      <text:p text:style-name="P44">// Time</text:p>
      <text:p text:style-name="P44">//-------------------------------------------</text:p>
      <text:p text:style-name="P45"><text:span text:style-name="T36">void</text:span><text:span text:style-name="T29"> viewFloatTime(</text:span><text:span text:style-name="T36">float</text:span><text:span text:style-name="T29"> i) {</text:span></text:p>
      <text:p text:style-name="P45"><text:span text:style-name="T29"><text:s text:c="4"/></text:span><text:span text:style-name="T45">printf</text:span><text:span text:style-name="T29">(</text:span><text:span text:style-name="T55">"FlMath: %.30f\n"</text:span><text:span text:style-name="T29">, </text:span><text:span text:style-name="T59">FlMath</text:span><text:span text:style-name="T29">(i));</text:span></text:p>
      <text:p text:style-name="P45"><text:span text:style-name="T29"><text:s text:c="4"/></text:span><text:span text:style-name="T59">timeF</text:span><text:span text:style-name="T29">(</text:span><text:span text:style-name="T59">FlMath</text:span><text:span text:style-name="T29">);</text:span></text:p>
      <text:p text:style-name="P45"><text:span text:style-name="T29"><text:s text:c="4"/></text:span><text:span text:style-name="T45">printf</text:span><text:span text:style-name="T29">(</text:span><text:span text:style-name="T55">"FlCyclNoGorner: %.30f\n"</text:span><text:span text:style-name="T29">, </text:span><text:span text:style-name="T59">FlCyclNoGorner</text:span><text:span text:style-name="T29">(i));</text:span></text:p>
      <text:p text:style-name="P45"><text:span text:style-name="T29"><text:s text:c="4"/></text:span><text:span text:style-name="T57">//timeF(FlCyclNoGorner);</text:span></text:p>
      <text:p text:style-name="P45"><text:span text:style-name="T29"><text:s text:c="4"/></text:span><text:span text:style-name="T57">//testingFloat(FlCyclNoGorner);</text:span></text:p>
      <text:p text:style-name="P45"><text:soft-page-break/><text:span text:style-name="T29"><text:s text:c="4"/></text:span><text:span text:style-name="T45">printf</text:span><text:span text:style-name="T29">(</text:span><text:span text:style-name="T55">"FlNoCyclNoGorner: %.30f\n"</text:span><text:span text:style-name="T29">, </text:span><text:span text:style-name="T59">FlNoCyclNoGorner</text:span><text:span text:style-name="T29">(i));</text:span></text:p>
      <text:p text:style-name="P45"><text:span text:style-name="T29"><text:s text:c="4"/></text:span><text:span text:style-name="T57">//timeF(FlNoCyclNoGorner);</text:span></text:p>
      <text:p text:style-name="P45"><text:span text:style-name="T29"><text:s text:c="4"/></text:span><text:span text:style-name="T57">//testingFloat(FlNoCyclNoGorner);</text:span></text:p>
      <text:p text:style-name="P45"><text:span text:style-name="T29"><text:s text:c="4"/></text:span><text:span text:style-name="T45">printf</text:span><text:span text:style-name="T29">(</text:span><text:span text:style-name="T55">"FlCyclGorner: %.30f\n"</text:span><text:span text:style-name="T29">, </text:span><text:span text:style-name="T59">FlCyclGorner</text:span><text:span text:style-name="T29">(i));</text:span></text:p>
      <text:p text:style-name="P45"><text:span text:style-name="T29"><text:s text:c="4"/></text:span><text:span text:style-name="T59">timeF</text:span><text:span text:style-name="T29">(</text:span><text:span text:style-name="T59">FlCyclGorner</text:span><text:span text:style-name="T29">);</text:span></text:p>
      <text:p text:style-name="P45"><text:span text:style-name="T29"><text:s text:c="4"/></text:span><text:span text:style-name="T59">testingFloat</text:span><text:span text:style-name="T29">(</text:span><text:span text:style-name="T59">FlCyclGorner</text:span><text:span text:style-name="T29">);</text:span></text:p>
      <text:p text:style-name="P45"><text:span text:style-name="T29"><text:s text:c="4"/></text:span><text:span text:style-name="T45">printf</text:span><text:span text:style-name="T29">(</text:span><text:span text:style-name="T55">"FlNoCyclGorner: %.30f\n"</text:span><text:span text:style-name="T29">, </text:span><text:span text:style-name="T59">FlNoCyclGorner</text:span><text:span text:style-name="T29">(i));</text:span></text:p>
      <text:p text:style-name="P45"><text:span text:style-name="T29"><text:s text:c="4"/></text:span><text:span text:style-name="T59">timeF</text:span><text:span text:style-name="T29">(</text:span><text:span text:style-name="T59">FlNoCyclGorner</text:span><text:span text:style-name="T29">);</text:span></text:p>
      <text:p text:style-name="P45"><text:span text:style-name="T29"><text:s text:c="4"/></text:span><text:span text:style-name="T59">testingFloat</text:span><text:span text:style-name="T29">(</text:span><text:span text:style-name="T59">FlNoCyclGorner</text:span><text:span text:style-name="T29">);</text:span></text:p>
      <text:p text:style-name="P39">}</text:p>
      <text:p text:style-name="P39"/>
      <text:p text:style-name="P45"><text:span text:style-name="T36">void</text:span><text:span text:style-name="T29"> viewFixTime(</text:span><text:span text:style-name="T36">float</text:span><text:span text:style-name="T29"> i) {</text:span></text:p>
      <text:p text:style-name="P45"><text:span text:style-name="T29"><text:s text:c="4"/></text:span><text:span text:style-name="T59">initTable</text:span><text:span text:style-name="T29">();</text:span></text:p>
      <text:p text:style-name="P45"><text:span text:style-name="T29"><text:s text:c="4"/></text:span><text:span text:style-name="T59">initFixCoef</text:span><text:span text:style-name="T29">();</text:span></text:p>
      <text:p text:style-name="P45"><text:span text:style-name="T29"><text:s text:c="4"/></text:span><text:span text:style-name="T45">printf</text:span><text:span text:style-name="T29">(</text:span><text:span text:style-name="T55">"FixCyclGorner: %.30f\n"</text:span><text:span text:style-name="T29">,</text:span><text:span text:style-name="T51">FIX_TO_FLOAT</text:span><text:span text:style-name="T29">(</text:span><text:span text:style-name="T59">FixCyclGorner</text:span><text:span text:style-name="T29">(</text:span><text:span text:style-name="T51">FLOAT_TO_FIX</text:span><text:span text:style-name="T29">(i))));</text:span></text:p>
      <text:p text:style-name="P45"><text:span text:style-name="T29"><text:s text:c="4"/></text:span><text:span text:style-name="T59">timeFIX</text:span><text:span text:style-name="T29">(</text:span><text:span text:style-name="T59">FixCyclGorner</text:span><text:span text:style-name="T29">);</text:span></text:p>
      <text:p text:style-name="P45"><text:span text:style-name="T29"><text:s text:c="4"/></text:span><text:span text:style-name="T59">testingFix</text:span><text:span text:style-name="T29">(</text:span><text:span text:style-name="T59">FixCyclGorner</text:span><text:span text:style-name="T29">);</text:span></text:p>
      <text:p text:style-name="P45"><text:span text:style-name="T29"><text:s text:c="4"/></text:span><text:span text:style-name="T45">printf</text:span><text:span text:style-name="T29">(</text:span><text:span text:style-name="T55">"FixNoCyclGorner: %.30f\n"</text:span><text:span text:style-name="T29">,</text:span><text:span text:style-name="T51">FIX_TO_FLOAT</text:span><text:span text:style-name="T29">(</text:span><text:span text:style-name="T59">FixNoCyclGorner</text:span><text:span text:style-name="T29">(</text:span><text:span text:style-name="T51">FLOAT_TO_FIX</text:span><text:span text:style-name="T29">(i))));</text:span></text:p>
      <text:p text:style-name="P45"><text:span text:style-name="T29"><text:s text:c="4"/></text:span><text:span text:style-name="T59">timeFIX</text:span><text:span text:style-name="T29">(</text:span><text:span text:style-name="T59">FixNoCyclGorner</text:span><text:span text:style-name="T29">);</text:span></text:p>
      <text:p text:style-name="P45"><text:span text:style-name="T29"><text:s text:c="4"/></text:span><text:span text:style-name="T59">testingFix</text:span><text:span text:style-name="T29">(</text:span><text:span text:style-name="T59">FixNoCyclGorner</text:span><text:span text:style-name="T29">);</text:span></text:p>
      <text:p text:style-name="P45"><text:span text:style-name="T29"><text:s text:c="4"/></text:span><text:span text:style-name="T45">printf</text:span><text:span text:style-name="T29">(</text:span><text:span text:style-name="T55">"TableFix: %.30f\n"</text:span><text:span text:style-name="T29">,</text:span><text:span text:style-name="T51">FIX_TO_FLOAT</text:span><text:span text:style-name="T29">(</text:span><text:span text:style-name="T59">fixTable</text:span><text:span text:style-name="T29">(</text:span><text:span text:style-name="T51">FLOAT_TO_FIX</text:span><text:span text:style-name="T29">(i))));</text:span></text:p>
      <text:p text:style-name="P45"><text:span text:style-name="T29"><text:s text:c="4"/></text:span><text:span text:style-name="T59">timeFIX</text:span><text:span text:style-name="T29">(</text:span><text:span text:style-name="T59">fixTable</text:span><text:span text:style-name="T29">);</text:span></text:p>
      <text:p text:style-name="P45"><text:span text:style-name="T29"><text:s text:c="4"/></text:span><text:span text:style-name="T59">testingFix</text:span><text:span text:style-name="T29">(</text:span><text:span text:style-name="T59">fixTable</text:span><text:span text:style-name="T29">);</text:span></text:p>
      <text:p text:style-name="P39"/>
      <text:p text:style-name="P39">}</text:p>
      <text:p text:style-name="P39"/>
      <text:p text:style-name="P45"><text:span text:style-name="T36">int</text:span><text:span text:style-name="T29"> main () {</text:span></text:p>
      <text:p text:style-name="P45"><text:span text:style-name="T29"><text:s text:c="4"/></text:span><text:span text:style-name="T36">float</text:span><text:span text:style-name="T29"> i = </text:span><text:span text:style-name="T48">0.6f</text:span><text:span text:style-name="T29">;</text:span></text:p>
      <text:p text:style-name="P45"><text:span text:style-name="T29"><text:s text:c="4"/></text:span><text:span text:style-name="T59">viewFloatTime</text:span><text:span text:style-name="T29">(i);</text:span></text:p>
      <text:p text:style-name="P45"><text:span text:style-name="T29"><text:s text:c="4"/></text:span><text:span text:style-name="T59">viewFixTime</text:span><text:span text:style-name="T29">(i);</text:span></text:p>
      <text:p text:style-name="P45"><text:span text:style-name="T29"><text:s text:c="4"/></text:span><text:span text:style-name="T36">return</text:span><text:span text:style-name="T29"> </text:span><text:span text:style-name="T48">0</text:span><text:span text:style-name="T29">;</text:span></text:p>
      <text:p text:style-name="P6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Symbol" svg:font-family="Symbol" style:font-pitch="variable" style:font-charset="x-symbol"/>
    <style:font-face style:name="Lohit Hindi" svg:font-family="'Lohit Hindi'"/>
    <style:font-face style:name="Menlo-Bold" svg:font-family="Menlo-Bold"/>
    <style:font-face style:name="Menlo-Regular" svg:font-family="Menlo-Regular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1" svg:font-family="'Lohit Hindi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list-style-name="WW8Num2" style:class="text">
      <style:paragraph-properties fo:margin-top="0.847cm" fo:margin-bottom="0.494cm" style:line-height-at-least="0.176cm" fo:keep-together="always" fo:orphans="0" fo:widows="0" fo:hyphenation-ladder-count="no-limit" fo:keep-with-next="always"/>
      <style:text-properties style:font-name="Cambria" fo:font-size="14pt" fo:font-weight="bold" style:letter-kerning="true" style:font-name-asian="Times New Roman" style:font-size-asian="14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2"/>
    </style:style>
    <style:style style:name="WW8Num3z2" style:family="text">
      <style:text-properties style:font-name="Wingdings" style:font-name-complex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2"/>
    </style:style>
    <style:style style:name="WW8Num4z2" style:family="text">
      <style:text-properties style:font-name="Wingdings" style:font-name-complex="Wingdings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fo:font-weight="bold" style:font-weight-asian="bold"/>
    </style:style>
    <style:style style:name="WW-Absatz-Standardschriftart11111111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ventor</meta:initial-creator>
    <meta:creation-date>2012-05-31T11:07:00</meta:creation-date>
    <dc:date>2013-06-06T18:11:47</dc:date>
    <meta:editing-cycles>7</meta:editing-cycles>
    <meta:editing-duration>PT13H1M38S</meta:editing-duration>
    <dc:creator>Андрей Логинов</dc:creator>
    <meta:generator>OpenOffice.org/3.3$Unix OpenOffice.org_project/330m20$Build-9567</meta:generator>
    <meta:printed-by>Андрей Логинов</meta:printed-by>
    <meta:print-date>2013-06-03T09:59:46</meta:print-date>
    <meta:document-statistic meta:table-count="2" meta:image-count="5" meta:object-count="0" meta:page-count="14" meta:paragraph-count="576" meta:word-count="2641" meta:character-count="213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